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1.48166666666667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4.55083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69875cm" style:use-optimal-column-width="true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titan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4" table:default-cell-style-name="ce1"/>
        <table:table-column table:style-name="co11" table:number-columns-repeated="998" table:default-cell-style-name="ce1"/>
        <table:table-column table:style-name="co12" table:number-columns-repeated="15363" table:default-cell-style-name="ce1"/>
        <table:table-row table:style-name="ro1">
          <table:table-cell office:value-type="string" table:style-name="ce2">
            <text:p>Survived</text:p>
          </table:table-cell>
          <table:table-cell office:value-type="string" table:style-name="ce2">
            <text:p>Pclass</text:p>
          </table:table-cell>
          <table:table-cell office:value-type="string" table:style-name="ce2">
            <text:p>Sex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SibSp</text:p>
          </table:table-cell>
          <table:table-cell office:value-type="string" table:style-name="ce2">
            <text:p>Parch</text:p>
          </table:table-cell>
          <table:table-cell office:value-type="string" table:style-name="ce2">
            <text:p>Ticket</text:p>
          </table:table-cell>
          <table:table-cell office:value-type="string" table:style-name="ce2">
            <text:p>Fare</text:p>
          </table:table-cell>
          <table:table-cell office:value-type="string" table:style-name="ce2">
            <text:p>Embarked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21171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99</text:p>
          </table:table-cell>
          <table:table-cell office:value-type="float" office:value="71.283299999999997" table:style-name="ce2">
            <text:p>71.2833</text:p>
          </table:table-cell>
          <table:table-cell office:value-type="string" table:style-name="ce2">
            <text:p>C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2. 3101282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803" table:style-name="ce2">
            <text:p>113803</text:p>
          </table:table-cell>
          <table:table-cell office:value-type="float" office:value="53.1" table:style-name="ce2">
            <text:p>53.1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3450" table:style-name="ce2">
            <text:p>373450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877" table:style-name="ce2">
            <text:p>330877</text:p>
          </table:table-cell>
          <table:table-cell office:value-type="float" office:value="8.4582999999999995" table:style-name="ce2">
            <text:p>8.4583</text:p>
          </table:table-cell>
          <table:table-cell office:value-type="string" table:style-name="ce2">
            <text:p>Q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463" table:style-name="ce2">
            <text:p>17463</text:p>
          </table:table-cell>
          <table:table-cell office:value-type="float" office:value="51.862499999999997" table:style-name="ce2">
            <text:p>51.862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49909" table:style-name="ce2">
            <text:p>349909</text:p>
          </table:table-cell>
          <table:table-cell office:value-type="float" office:value="21.074999999999999" table:style-name="ce2">
            <text:p>21.07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47742" table:style-name="ce2">
            <text:p>347742</text:p>
          </table:table-cell>
          <table:table-cell office:value-type="float" office:value="11.1333" table:style-name="ce2">
            <text:p>11.1333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7736" table:style-name="ce2">
            <text:p>237736</text:p>
          </table:table-cell>
          <table:table-cell office:value-type="float" office:value="30.070799999999998" table:style-name="ce2">
            <text:p>30.0708</text:p>
          </table:table-cell>
          <table:table-cell office:value-type="string" table:style-name="ce2">
            <text:p>C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P 9549</text:p>
          </table:table-cell>
          <table:table-cell office:value-type="float" office:value="16.7" table:style-name="ce2">
            <text:p>16.7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83" table:style-name="ce2">
            <text:p>113783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. 2151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47082" table:style-name="ce2">
            <text:p>347082</text:p>
          </table:table-cell>
          <table:table-cell office:value-type="float" office:value="31.274999999999999" table:style-name="ce2">
            <text:p>31.275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406" table:style-name="ce2">
            <text:p>350406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706" table:style-name="ce2">
            <text:p>24870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82652" table:style-name="ce2">
            <text:p>382652</text:p>
          </table:table-cell>
          <table:table-cell office:value-type="float" office:value="29.125" table:style-name="ce2">
            <text:p>29.1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4373" table:style-name="ce2">
            <text:p>24437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5763" table:style-name="ce2">
            <text:p>34576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49" table:style-name="ce2">
            <text:p>2649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65" table:style-name="ce2">
            <text:p>23986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698" table:style-name="ce2">
            <text:p>24869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23" table:style-name="ce2">
            <text:p>330923</text:p>
          </table:table-cell>
          <table:table-cell office:value-type="float" office:value="8.0291999999999994" table:style-name="ce2">
            <text:p>8.02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88" table:style-name="ce2">
            <text:p>113788</text:p>
          </table:table-cell>
          <table:table-cell office:value-type="float" office:value="35.5" table:style-name="ce2">
            <text:p>35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49909" table:style-name="ce2">
            <text:p>349909</text:p>
          </table:table-cell>
          <table:table-cell office:value-type="float" office:value="21.074999999999999" table:style-name="ce2">
            <text:p>21.0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47077" table:style-name="ce2">
            <text:p>347077</text:p>
          </table:table-cell>
          <table:table-cell office:value-type="float" office:value="31.387499999999999" table:style-name="ce2">
            <text:p>31.3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31" table:style-name="ce2">
            <text:p>2631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9950" table:style-name="ce2">
            <text:p>19950</text:p>
          </table:table-cell>
          <table:table-cell office:value-type="float" office:value="263" table:style-name="ce2">
            <text:p>26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59" table:style-name="ce2">
            <text:p>330959</text:p>
          </table:table-cell>
          <table:table-cell office:value-type="float" office:value="7.8792" table:style-name="ce2">
            <text:p>7.87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6" table:style-name="ce2">
            <text:p>349216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01</text:p>
          </table:table-cell>
          <table:table-cell office:value-type="float" office:value="27.720800000000001" table:style-name="ce2">
            <text:p>27.7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69</text:p>
          </table:table-cell>
          <table:table-cell office:value-type="float" office:value="146.52080000000001" table:style-name="ce2">
            <text:p>146.5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5677" table:style-name="ce2">
            <text:p>335677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24579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04</text:p>
          </table:table-cell>
          <table:table-cell office:value-type="float" office:value="82.1708" table:style-name="ce2">
            <text:p>82.17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789" table:style-name="ce2">
            <text:p>113789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7" table:style-name="ce2">
            <text:p>2677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./5. 2152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45764" table:style-name="ce2">
            <text:p>34576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51" table:style-name="ce2">
            <text:p>2651</text:p>
          </table:table-cell>
          <table:table-cell office:value-type="float" office:value="11.2417" table:style-name="ce2">
            <text:p>11.241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546" table:style-name="ce2">
            <text:p>7546</text:p>
          </table:table-cell>
          <table:table-cell office:value-type="float" office:value="9.4749999999999996" table:style-name="ce2">
            <text:p>9.4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68" table:style-name="ce2">
            <text:p>11668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53" table:style-name="ce2">
            <text:p>349253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/Paris 2123</text:p>
          </table:table-cell>
          <table:table-cell office:value-type="float" office:value="41.5792" table:style-name="ce2">
            <text:p>41.5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58" table:style-name="ce2">
            <text:p>330958</text:p>
          </table:table-cell>
          <table:table-cell office:value-type="float" office:value="7.8792" table:style-name="ce2">
            <text:p>7.87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C./A.4. 23567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0371" table:style-name="ce2">
            <text:p>370371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311" table:style-name="ce2">
            <text:p>14311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662" table:style-name="ce2">
            <text:p>2662</text:p>
          </table:table-cell>
          <table:table-cell office:value-type="float" office:value="21.679200000000002" table:style-name="ce2">
            <text:p>21.6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9237" table:style-name="ce2">
            <text:p>349237</text:p>
          </table:table-cell>
          <table:table-cell office:value-type="float" office:value="17.8" table:style-name="ce2">
            <text:p>17.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101295" table:style-name="ce2">
            <text:p>3101295</text:p>
          </table:table-cell>
          <table:table-cell office:value-type="float" office:value="39.6875" table:style-name="ce2">
            <text:p>39.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4. 39886</text:p>
          </table:table-cell>
          <table:table-cell office:value-type="float" office:value="7.8" table:style-name="ce2">
            <text:p>7.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72</text:p>
          </table:table-cell>
          <table:table-cell office:value-type="float" office:value="76.729200000000006" table:style-name="ce2">
            <text:p>76.7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26" table:style-name="ce2">
            <text:p>292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509" table:style-name="ce2">
            <text:p>113509</text:p>
          </table:table-cell>
          <table:table-cell office:value-type="float" office:value="61.979199999999999" table:style-name="ce2">
            <text:p>61.9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947" table:style-name="ce2">
            <text:p>19947</text:p>
          </table:table-cell>
          <table:table-cell office:value-type="float" office:value="35.5" table:style-name="ce2">
            <text:p>35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31026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97" table:style-name="ce2">
            <text:p>2697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.A. 34651</text:p>
          </table:table-cell>
          <table:table-cell office:value-type="float" office:value="27.75" table:style-name="ce2">
            <text:p>27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 2144</text:p>
          </table:table-cell>
          <table:table-cell office:value-type="float" office:value="46.9" table:style-name="ce2">
            <text:p>46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69" table:style-name="ce2">
            <text:p>2669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572" table:style-name="ce2">
            <text:p>113572</text:p>
          </table:table-cell>
          <table:table-cell office:value-type="float" office:value="80" table:style-name="ce2">
            <text:p>80</text:p>
          </table:table-cell>
          <table:table-cell office:value-type="string" table:style-name="ce1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973" table:style-name="ce2">
            <text:p>36973</text:p>
          </table:table-cell>
          <table:table-cell office:value-type="float" office:value="83.474999999999994" table:style-name="ce2">
            <text:p>83.4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47088" table:style-name="ce2">
            <text:p>347088</text:p>
          </table:table-cell>
          <table:table-cell office:value-type="float" office:value="27.9" table:style-name="ce2">
            <text:p>27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05</text:p>
          </table:table-cell>
          <table:table-cell office:value-type="float" office:value="27.720800000000001" table:style-name="ce2">
            <text:p>27.7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61" table:style-name="ce2">
            <text:p>2661</text:p>
          </table:table-cell>
          <table:table-cell office:value-type="float" office:value="15.245799999999999" table:style-name="ce2">
            <text:p>15.24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29395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P. 3464</text:p>
          </table:table-cell>
          <table:table-cell office:value-type="float" office:value="8.1583000000000006" table:style-name="ce2">
            <text:p>8.158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101281" table:style-name="ce2">
            <text:p>3101281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15151" table:style-name="ce2">
            <text:p>315151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33111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6" table:style-name="ce2">
            <text:p>16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 2144</text:p>
          </table:table-cell>
          <table:table-cell office:value-type="float" office:value="46.9" table:style-name="ce2">
            <text:p>46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C. 14879</text:p>
          </table:table-cell>
          <table:table-cell office:value-type="float" office:value="73.5" table:style-name="ce2">
            <text:p>7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80" table:style-name="ce2">
            <text:p>2680</text:p>
          </table:table-cell>
          <table:table-cell office:value-type="float" office:value="14.4542" table:style-name="ce2">
            <text:p>14.4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56.495800000000003" table:style-name="ce2">
            <text:p>5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8123" table:style-name="ce2">
            <text:p>348123</text:p>
          </table:table-cell>
          <table:table-cell office:value-type="float" office:value="7.65" table:style-name="ce2">
            <text:p>7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8" table:style-name="ce2">
            <text:p>349208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4746" table:style-name="ce2">
            <text:p>37474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48738" table:style-name="ce2">
            <text:p>248738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516" table:style-name="ce2">
            <text:p>364516</text:p>
          </table:table-cell>
          <table:table-cell office:value-type="float" office:value="12.475" table:style-name="ce2">
            <text:p>12.4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67" table:style-name="ce2">
            <text:p>34576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79" table:style-name="ce2">
            <text:p>345779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32" table:style-name="ce2">
            <text:p>330932</text:p>
          </table:table-cell>
          <table:table-cell office:value-type="float" office:value="7.7874999999999996" table:style-name="ce2">
            <text:p>7.78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059" table:style-name="ce2">
            <text:p>113059</text:p>
          </table:table-cell>
          <table:table-cell office:value-type="float" office:value="47.1" table:style-name="ce2">
            <text:p>47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/C 14885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3" table:style-name="ce2">
            <text:p>3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101278" table:style-name="ce2">
            <text:p>3101278</text:p>
          </table:table-cell>
          <table:table-cell office:value-type="float" office:value="15.85" table:style-name="ce2">
            <text:p>15.8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./C. 6608</text:p>
          </table:table-cell>
          <table:table-cell office:value-type="float" office:value="34.375" table:style-name="ce2">
            <text:p>34.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Q 39208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3" table:style-name="ce2">
            <text:p>2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9950" table:style-name="ce2">
            <text:p>19950</text:p>
          </table:table-cell>
          <table:table-cell office:value-type="float" office:value="263" table:style-name="ce2">
            <text:p>26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3275" table:style-name="ce2">
            <text:p>343275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3276" table:style-name="ce2">
            <text:p>34327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466" table:style-name="ce2">
            <text:p>347466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.E.P. 5734</text:p>
          </table:table-cell>
          <table:table-cell office:value-type="float" office:value="61.174999999999997" table:style-name="ce2">
            <text:p>61.1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.A. 2315</text:p>
          </table:table-cell>
          <table:table-cell office:value-type="float" office:value="20.574999999999999" table:style-name="ce2">
            <text:p>20.5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500" table:style-name="ce2">
            <text:p>364500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4910" table:style-name="ce2">
            <text:p>374910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4</text:p>
          </table:table-cell>
          <table:table-cell office:value-type="float" office:value="34.654200000000003" table:style-name="ce2">
            <text:p>34.6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759</text:p>
          </table:table-cell>
          <table:table-cell office:value-type="float" office:value="63.3583" table:style-name="ce2">
            <text:p>63.3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1919" table:style-name="ce2">
            <text:p>23191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4367" table:style-name="ce2">
            <text:p>24436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5" table:style-name="ce2">
            <text:p>349245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5" table:style-name="ce2">
            <text:p>349215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281" table:style-name="ce2">
            <text:p>35281</text:p>
          </table:table-cell>
          <table:table-cell office:value-type="float" office:value="77.287499999999994" table:style-name="ce2">
            <text:p>77.2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40" table:style-name="ce2">
            <text:p>7540</text:p>
          </table:table-cell>
          <table:table-cell office:value-type="float" office:value="8.6541999999999994" table:style-name="ce2">
            <text:p>8.6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7" table:style-name="ce2">
            <text:p>3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101276" table:style-name="ce2">
            <text:p>3101276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7" table:style-name="ce2">
            <text:p>349207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3120" table:style-name="ce2">
            <text:p>343120</text:p>
          </table:table-cell>
          <table:table-cell office:value-type="float" office:value="7.65" table:style-name="ce2">
            <text:p>7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2991" table:style-name="ce2">
            <text:p>312991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9" table:style-name="ce2">
            <text:p>349249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1110" table:style-name="ce2">
            <text:p>371110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465" table:style-name="ce2">
            <text:p>110465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65" table:style-name="ce2">
            <text:p>2665</text:p>
          </table:table-cell>
          <table:table-cell office:value-type="float" office:value="14.4542" table:style-name="ce2">
            <text:p>14.4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4669" table:style-name="ce2">
            <text:p>324669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36" table:style-name="ce2">
            <text:p>4136</text:p>
          </table:table-cell>
          <table:table-cell office:value-type="float" office:value="9.8249999999999993" table:style-name="ce2">
            <text:p>9.8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7" table:style-name="ce2">
            <text:p>2627</text:p>
          </table:table-cell>
          <table:table-cell office:value-type="float" office:value="14.458299999999999" table:style-name="ce2">
            <text:p>14.4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94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0369" table:style-name="ce2">
            <text:p>370369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668" table:style-name="ce2">
            <text:p>11668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558</text:p>
          </table:table-cell>
          <table:table-cell office:value-type="float" office:value="247.52080000000001" table:style-name="ce2">
            <text:p>247.5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82" table:style-name="ce2">
            <text:p>347082</text:p>
          </table:table-cell>
          <table:table-cell office:value-type="float" office:value="31.274999999999999" table:style-name="ce2">
            <text:p>31.2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C. 14879</text:p>
          </table:table-cell>
          <table:table-cell office:value-type="float" office:value="73.5" table:style-name="ce2">
            <text:p>7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4. 54510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7736" table:style-name="ce2">
            <text:p>237736</text:p>
          </table:table-cell>
          <table:table-cell office:value-type="float" office:value="30.070799999999998" table:style-name="ce2">
            <text:p>30.07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267" table:style-name="ce2">
            <text:p>27267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281" table:style-name="ce2">
            <text:p>35281</text:p>
          </table:table-cell>
          <table:table-cell office:value-type="float" office:value="77.287499999999994" table:style-name="ce2">
            <text:p>77.2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51" table:style-name="ce2">
            <text:p>2651</text:p>
          </table:table-cell>
          <table:table-cell office:value-type="float" office:value="11.2417" table:style-name="ce2">
            <text:p>11.241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0372" table:style-name="ce2">
            <text:p>370372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 17369</text:p>
          </table:table-cell>
          <table:table-cell office:value-type="float" office:value="7.1417000000000002" table:style-name="ce2">
            <text:p>7.141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68" table:style-name="ce2">
            <text:p>2668</text:p>
          </table:table-cell>
          <table:table-cell office:value-type="float" office:value="22.3583" table:style-name="ce2">
            <text:p>22.3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1" table:style-name="ce2">
            <text:p>347061</text:p>
          </table:table-cell>
          <table:table-cell office:value-type="float" office:value="6.9749999999999996" table:style-name="ce2">
            <text:p>6.9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1" table:style-name="ce2">
            <text:p>349241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101307</text:p>
          </table:table-cell>
          <table:table-cell office:value-type="float" office:value="7.05" table:style-name="ce2">
            <text:p>7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. 3337</text:p>
          </table:table-cell>
          <table:table-cell office:value-type="float" office:value="14.5" table:style-name="ce2">
            <text:p>14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8414" table:style-name="ce2">
            <text:p>22841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2917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PARIS 2133</text:p>
          </table:table-cell>
          <table:table-cell office:value-type="float" office:value="15.0458" table:style-name="ce2">
            <text:p>15.04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1752" table:style-name="ce2">
            <text:p>11752</text:p>
          </table:table-cell>
          <table:table-cell office:value-type="float" office:value="26.283300000000001" table:style-name="ce2">
            <text:p>26.28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803" table:style-name="ce2">
            <text:p>113803</text:p>
          </table:table-cell>
          <table:table-cell office:value-type="float" office:value="53.1" table:style-name="ce2">
            <text:p>53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34" table:style-name="ce2">
            <text:p>7534</text:p>
          </table:table-cell>
          <table:table-cell office:value-type="float" office:value="9.2166999999999994" table:style-name="ce2">
            <text:p>9.21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93</text:p>
          </table:table-cell>
          <table:table-cell office:value-type="float" office:value="79.2" table:style-name="ce2">
            <text:p>79.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678" table:style-name="ce2">
            <text:p>2678</text:p>
          </table:table-cell>
          <table:table-cell office:value-type="float" office:value="15.245799999999999" table:style-name="ce2">
            <text:p>15.24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81" table:style-name="ce2">
            <text:p>347081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2. 3101279</text:p>
          </table:table-cell>
          <table:table-cell office:value-type="float" office:value="15.85" table:style-name="ce2">
            <text:p>15.8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5222" table:style-name="ce2">
            <text:p>365222</text:p>
          </table:table-cell>
          <table:table-cell office:value-type="float" office:value="6.75" table:style-name="ce2">
            <text:p>6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1945" table:style-name="ce2">
            <text:p>231945</text:p>
          </table:table-cell>
          <table:table-cell office:value-type="float" office:value="11.5" table:style-name="ce2">
            <text:p>11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33112</text:p>
          </table:table-cell>
          <table:table-cell office:value-type="float" office:value="36.75" table:style-name="ce2">
            <text:p>36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43" table:style-name="ce2">
            <text:p>350043</text:p>
          </table:table-cell>
          <table:table-cell office:value-type="float" office:value="7.7957999999999998" table:style-name="ce2">
            <text:p>7.7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./C. 6608</text:p>
          </table:table-cell>
          <table:table-cell office:value-type="float" office:value="34.375" table:style-name="ce2">
            <text:p>34.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30080" table:style-name="ce2">
            <text:p>23008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4310" table:style-name="ce2">
            <text:p>24431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P. 1166</text:p>
          </table:table-cell>
          <table:table-cell office:value-type="float" office:value="12.525" table:style-name="ce2">
            <text:p>12.5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776" table:style-name="ce2">
            <text:p>113776</text:p>
          </table:table-cell>
          <table:table-cell office:value-type="float" office:value="66.599999999999994" table:style-name="ce2">
            <text:p>66.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.5. 1120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/5. 851</text:p>
          </table:table-cell>
          <table:table-cell office:value-type="float" office:value="14.5" table:style-name="ce2">
            <text:p>14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a 265302</text:p>
          </table:table-cell>
          <table:table-cell office:value-type="float" office:value="7.3125" table:style-name="ce2">
            <text:p>7.3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597</text:p>
          </table:table-cell>
          <table:table-cell office:value-type="float" office:value="61.379199999999997" table:style-name="ce2">
            <text:p>61.3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851" table:style-name="ce2">
            <text:p>35851</text:p>
          </table:table-cell>
          <table:table-cell office:value-type="float" office:value="7.7332999999999998" table:style-name="ce2">
            <text:p>7.7333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Q 392090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37" table:style-name="ce2">
            <text:p>315037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. 2343</text:p>
          </table:table-cell>
          <table:table-cell office:value-type="float" office:value="69.55" table:style-name="ce2">
            <text:p>69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71362" table:style-name="ce2">
            <text:p>371362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33595</text:p>
          </table:table-cell>
          <table:table-cell office:value-type="float" office:value="15.75" table:style-name="ce2">
            <text:p>15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8" table:style-name="ce2">
            <text:p>347068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93" table:style-name="ce2">
            <text:p>315093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101295" table:style-name="ce2">
            <text:p>3101295</text:p>
          </table:table-cell>
          <table:table-cell office:value-type="float" office:value="39.6875" table:style-name="ce2">
            <text:p>39.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63291" table:style-name="ce2">
            <text:p>363291</text:p>
          </table:table-cell>
          <table:table-cell office:value-type="float" office:value="20.524999999999999" table:style-name="ce2">
            <text:p>20.5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505" table:style-name="ce2">
            <text:p>113505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47088" table:style-name="ce2">
            <text:p>347088</text:p>
          </table:table-cell>
          <table:table-cell office:value-type="float" office:value="27.9" table:style-name="ce2">
            <text:p>27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318</text:p>
          </table:table-cell>
          <table:table-cell office:value-type="float" office:value="25.925000000000001" table:style-name="ce2">
            <text:p>25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56.495800000000003" table:style-name="ce2">
            <text:p>5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240" table:style-name="ce2">
            <text:p>111240</text:p>
          </table:table-cell>
          <table:table-cell office:value-type="float" office:value="33.5" table:style-name="ce2">
            <text:p>3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82652" table:style-name="ce2">
            <text:p>382652</text:p>
          </table:table-cell>
          <table:table-cell office:value-type="float" office:value="29.125" table:style-name="ce2">
            <text:p>29.1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7742" table:style-name="ce2">
            <text:p>347742</text:p>
          </table:table-cell>
          <table:table-cell office:value-type="float" office:value="11.1333" table:style-name="ce2">
            <text:p>11.13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80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764" table:style-name="ce2">
            <text:p>17764</text:p>
          </table:table-cell>
          <table:table-cell office:value-type="float" office:value="30.695799999999998" table:style-name="ce2">
            <text:p>30.69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50404" table:style-name="ce2">
            <text:p>350404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133" table:style-name="ce2">
            <text:p>4133</text:p>
          </table:table-cell>
          <table:table-cell office:value-type="float" office:value="25.466699999999999" table:style-name="ce2">
            <text:p>25.4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95</text:p>
          </table:table-cell>
          <table:table-cell office:value-type="float" office:value="28.712499999999999" table:style-name="ce2">
            <text:p>28.71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53" table:style-name="ce2">
            <text:p>25065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INE</text:p>
          </table:table-cell>
          <table:table-cell office:value-type="float" office:value="13.675550100000001" table:style-name="ce2">
            <text:p>13.675550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. 2343</text:p>
          </table:table-cell>
          <table:table-cell office:value-type="float" office:value="69.55" table:style-name="ce2">
            <text:p>69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PARIS 2131</text:p>
          </table:table-cell>
          <table:table-cell office:value-type="float" office:value="15.05" table:style-name="ce2">
            <text:p>15.0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77" table:style-name="ce2">
            <text:p>347077</text:p>
          </table:table-cell>
          <table:table-cell office:value-type="float" office:value="31.387499999999999" table:style-name="ce2">
            <text:p>31.3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30136" table:style-name="ce2">
            <text:p>23013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15153" table:style-name="ce2">
            <text:p>315153</text:p>
          </table:table-cell>
          <table:table-cell office:value-type="float" office:value="22.024999999999999" table:style-name="ce2">
            <text:p>22.0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67" table:style-name="ce2">
            <text:p>11376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0365" table:style-name="ce2">
            <text:p>370365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428" table:style-name="ce2">
            <text:p>111428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4849" table:style-name="ce2">
            <text:p>364849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7" table:style-name="ce2">
            <text:p>349247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4604" table:style-name="ce2">
            <text:p>23460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424" table:style-name="ce2">
            <text:p>2842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0046" table:style-name="ce2">
            <text:p>350046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0080" table:style-name="ce2">
            <text:p>23008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10</text:p>
          </table:table-cell>
          <table:table-cell office:value-type="float" office:value="27.720800000000001" table:style-name="ce2">
            <text:p>27.7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69</text:p>
          </table:table-cell>
          <table:table-cell office:value-type="float" office:value="146.52080000000001" table:style-name="ce2">
            <text:p>146.5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8703" table:style-name="ce2">
            <text:p>368703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579" table:style-name="ce2">
            <text:p>4579</text:p>
          </table:table-cell>
          <table:table-cell office:value-type="float" office:value="8.4041999999999994" table:style-name="ce2">
            <text:p>8.40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0370" table:style-name="ce2">
            <text:p>370370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747" table:style-name="ce2">
            <text:p>248747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70" table:style-name="ce2">
            <text:p>345770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. 2343</text:p>
          </table:table-cell>
          <table:table-cell office:value-type="float" office:value="69.55" table:style-name="ce2">
            <text:p>69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01264" table:style-name="ce2">
            <text:p>3101264</text:p>
          </table:table-cell>
          <table:table-cell office:value-type="float" office:value="6.4958" table:style-name="ce2">
            <text:p>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8" table:style-name="ce2">
            <text:p>2628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3540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7054" table:style-name="ce2">
            <text:p>347054</text:p>
          </table:table-cell>
          <table:table-cell office:value-type="float" office:value="10.4625" table:style-name="ce2">
            <text:p>10.4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01278" table:style-name="ce2">
            <text:p>3101278</text:p>
          </table:table-cell>
          <table:table-cell office:value-type="float" office:value="15.85" table:style-name="ce2">
            <text:p>15.8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99" table:style-name="ce2">
            <text:p>2699</text:p>
          </table:table-cell>
          <table:table-cell office:value-type="float" office:value="18.787500000000001" table:style-name="ce2">
            <text:p>18.78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7231" table:style-name="ce2">
            <text:p>367231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277" table:style-name="ce2">
            <text:p>112277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101311</text:p>
          </table:table-cell>
          <table:table-cell office:value-type="float" office:value="7.05" table:style-name="ce2">
            <text:p>7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.C.C. 13528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21174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46" table:style-name="ce2">
            <text:p>25064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7229" table:style-name="ce2">
            <text:p>367229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273" table:style-name="ce2">
            <text:p>35273</text:p>
          </table:table-cell>
          <table:table-cell office:value-type="float" office:value="113.27500000000001" table:style-name="ce2">
            <text:p>113.2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2. 3101283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3847" table:style-name="ce2">
            <text:p>24384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813" table:style-name="ce2">
            <text:p>11813</text:p>
          </table:table-cell>
          <table:table-cell office:value-type="float" office:value="76.291700000000006" table:style-name="ce2">
            <text:p>76.291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/C 14208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Q 392089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0367" table:style-name="ce2">
            <text:p>220367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440" table:style-name="ce2">
            <text:p>21440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34" table:style-name="ce2">
            <text:p>349234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43" table:style-name="ce2">
            <text:p>19943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P 4348</text:p>
          </table:table-cell>
          <table:table-cell office:value-type="float" office:value="9.35" table:style-name="ce2">
            <text:p>9.3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W/PP 751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21173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6171" table:style-name="ce2">
            <text:p>23617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133" table:style-name="ce2">
            <text:p>4133</text:p>
          </table:table-cell>
          <table:table-cell office:value-type="float" office:value="25.466699999999999" table:style-name="ce2">
            <text:p>25.4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973" table:style-name="ce2">
            <text:p>36973</text:p>
          </table:table-cell>
          <table:table-cell office:value-type="float" office:value="83.474999999999994" table:style-name="ce2">
            <text:p>83.4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7" table:style-name="ce2">
            <text:p>347067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7442" table:style-name="ce2">
            <text:p>237442</text:p>
          </table:table-cell>
          <table:table-cell office:value-type="float" office:value="13.5" table:style-name="ce2">
            <text:p>1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77" table:style-name="ce2">
            <text:p>347077</text:p>
          </table:table-cell>
          <table:table-cell office:value-type="float" office:value="31.387499999999999" table:style-name="ce2">
            <text:p>31.3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29566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./C. 6609</text:p>
          </table:table-cell>
          <table:table-cell office:value-type="float" office:value="7.55" table:style-name="ce2">
            <text:p>7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707" table:style-name="ce2">
            <text:p>2670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.A. 31921</text:p>
          </table:table-cell>
          <table:table-cell office:value-type="float" office:value="26.25" table:style-name="ce2">
            <text:p>26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665" table:style-name="ce2">
            <text:p>28665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O/W 1585</text:p>
          </table:table-cell>
          <table:table-cell office:value-type="float" office:value="12.275" table:style-name="ce2">
            <text:p>12.2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65" table:style-name="ce2">
            <text:p>2665</text:p>
          </table:table-cell>
          <table:table-cell office:value-type="float" office:value="14.4542" table:style-name="ce2">
            <text:p>14.4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7230" table:style-name="ce2">
            <text:p>367230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./C. 14263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75</text:p>
          </table:table-cell>
          <table:table-cell office:value-type="float" office:value="7.125" table:style-name="ce2">
            <text:p>7.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94" table:style-name="ce2">
            <text:p>2694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4" table:style-name="ce2">
            <text:p>4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9928" table:style-name="ce2">
            <text:p>19928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71" table:style-name="ce2">
            <text:p>347071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50649" table:style-name="ce2">
            <text:p>250649</text:p>
          </table:table-cell>
          <table:table-cell office:value-type="float" office:value="14.5" table:style-name="ce2">
            <text:p>14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751" table:style-name="ce2">
            <text:p>11751</text:p>
          </table:table-cell>
          <table:table-cell office:value-type="float" office:value="52.554200000000002" table:style-name="ce2">
            <text:p>52.5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4252" table:style-name="ce2">
            <text:p>24425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2316" table:style-name="ce2">
            <text:p>362316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7054" table:style-name="ce2">
            <text:p>347054</text:p>
          </table:table-cell>
          <table:table-cell office:value-type="float" office:value="10.4625" table:style-name="ce2">
            <text:p>10.4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514" table:style-name="ce2">
            <text:p>113514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. 3336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70129" table:style-name="ce2">
            <text:p>370129</text:p>
          </table:table-cell>
          <table:table-cell office:value-type="float" office:value="20.212499999999999" table:style-name="ce2">
            <text:p>20.2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650" table:style-name="ce2">
            <text:p>2650</text:p>
          </table:table-cell>
          <table:table-cell office:value-type="float" office:value="15.245799999999999" table:style-name="ce2">
            <text:p>15.24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85</text:p>
          </table:table-cell>
          <table:table-cell office:value-type="float" office:value="79.2" table:style-name="ce2">
            <text:p>79.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152" table:style-name="ce2">
            <text:p>110152</text:p>
          </table:table-cell>
          <table:table-cell office:value-type="float" office:value="86.5" table:style-name="ce2">
            <text:p>86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5</text:p>
          </table:table-cell>
          <table:table-cell office:value-type="float" office:value="512.32920000000001" table:style-name="ce2">
            <text:p>512.3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0433" table:style-name="ce2">
            <text:p>23043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4461" table:style-name="ce2">
            <text:p>384461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77" table:style-name="ce2">
            <text:p>347077</text:p>
          </table:table-cell>
          <table:table-cell office:value-type="float" office:value="31.387499999999999" table:style-name="ce2">
            <text:p>31.3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413" table:style-name="ce2">
            <text:p>110413</text:p>
          </table:table-cell>
          <table:table-cell office:value-type="float" office:value="79.650000000000006" table:style-name="ce2">
            <text:p>79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059" table:style-name="ce2">
            <text:p>112059</text:p>
          </table:table-cell>
          <table:table-cell office:value-type="float" office:value="84.154687499999994" table:style-name="ce2">
            <text:p>84.154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2649" table:style-name="ce2">
            <text:p>382649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17248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101295" table:style-name="ce2">
            <text:p>3101295</text:p>
          </table:table-cell>
          <table:table-cell office:value-type="float" office:value="39.6875" table:style-name="ce2">
            <text:p>39.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7083" table:style-name="ce2">
            <text:p>347083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582</text:p>
          </table:table-cell>
          <table:table-cell office:value-type="float" office:value="153.46250000000001" table:style-name="ce2">
            <text:p>153.4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60</text:p>
          </table:table-cell>
          <table:table-cell office:value-type="float" office:value="135.63329999999999" table:style-name="ce2">
            <text:p>135.63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98" table:style-name="ce2">
            <text:p>11379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INE</text:p>
          </table:table-cell>
          <table:table-cell office:value-type="float" office:value="13.675550100000001" table:style-name="ce2">
            <text:p>13.675550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0644" table:style-name="ce2">
            <text:p>250644</text:p>
          </table:table-cell>
          <table:table-cell office:value-type="float" office:value="19.5" table:style-name="ce2">
            <text:p>1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596</text:p>
          </table:table-cell>
          <table:table-cell office:value-type="float" office:value="29.7" table:style-name="ce2">
            <text:p>29.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0375" table:style-name="ce2">
            <text:p>370375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63" table:style-name="ce2">
            <text:p>6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02" table:style-name="ce2">
            <text:p>13502</text:p>
          </table:table-cell>
          <table:table-cell office:value-type="float" office:value="77.958299999999994" table:style-name="ce2">
            <text:p>77.958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73" table:style-name="ce2">
            <text:p>347073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53" table:style-name="ce2">
            <text:p>239853</text:p>
          </table:table-cell>
          <table:table-cell office:value-type="float" office:value="20.66" table:style-name="ce2">
            <text:p>20.6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82652" table:style-name="ce2">
            <text:p>382652</text:p>
          </table:table-cell>
          <table:table-cell office:value-type="float" office:value="29.125" table:style-name="ce2">
            <text:p>29.1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2673</text:p>
          </table:table-cell>
          <table:table-cell office:value-type="float" office:value="20.25" table:style-name="ce2">
            <text:p>20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6439" table:style-name="ce2">
            <text:p>336439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464" table:style-name="ce2">
            <text:p>347464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78" table:style-name="ce2">
            <text:p>345778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. 10482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056" table:style-name="ce2">
            <text:p>11305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39" table:style-name="ce2">
            <text:p>349239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74" table:style-name="ce2">
            <text:p>345774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6" table:style-name="ce2">
            <text:p>349206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7798" table:style-name="ce2">
            <text:p>23779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0373" table:style-name="ce2">
            <text:p>370373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877" table:style-name="ce2">
            <text:p>19877</text:p>
          </table:table-cell>
          <table:table-cell office:value-type="float" office:value="78.849999999999994" table:style-name="ce2">
            <text:p>78.8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67" table:style-name="ce2">
            <text:p>11967</text:p>
          </table:table-cell>
          <table:table-cell office:value-type="float" office:value="91.0792" table:style-name="ce2">
            <text:p>91.0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Paris 2163</text:p>
          </table:table-cell>
          <table:table-cell office:value-type="float" office:value="12.875" table:style-name="ce2">
            <text:p>12.8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36" table:style-name="ce2">
            <text:p>349236</text:p>
          </table:table-cell>
          <table:table-cell office:value-type="float" office:value="8.85" table:style-name="ce2">
            <text:p>8.8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33" table:style-name="ce2">
            <text:p>349233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12</text:p>
          </table:table-cell>
          <table:table-cell office:value-type="float" office:value="27.720800000000001" table:style-name="ce2">
            <text:p>27.7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93" table:style-name="ce2">
            <text:p>2693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3781" table:style-name="ce2">
            <text:p>113781</text:p>
          </table:table-cell>
          <table:table-cell office:value-type="float" office:value="151.55000000000001" table:style-name="ce2">
            <text:p>151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988" table:style-name="ce2">
            <text:p>19988</text:p>
          </table:table-cell>
          <table:table-cell office:value-type="float" office:value="30.5" table:style-name="ce2">
            <text:p>3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558</text:p>
          </table:table-cell>
          <table:table-cell office:value-type="float" office:value="247.52080000000001" table:style-name="ce2">
            <text:p>247.5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234" table:style-name="ce2">
            <text:p>9234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67226" table:style-name="ce2">
            <text:p>367226</text:p>
          </table:table-cell>
          <table:table-cell office:value-type="float" office:value="23.25" table:style-name="ce2">
            <text:p>23.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INE</text:p>
          </table:table-cell>
          <table:table-cell office:value-type="float" office:value="13.675550100000001" table:style-name="ce2">
            <text:p>13.675550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6593" table:style-name="ce2">
            <text:p>226593</text:p>
          </table:table-cell>
          <table:table-cell office:value-type="float" office:value="12.35" table:style-name="ce2">
            <text:p>12.3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246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92" table:style-name="ce2">
            <text:p>9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3781" table:style-name="ce2">
            <text:p>113781</text:p>
          </table:table-cell>
          <table:table-cell office:value-type="float" office:value="151.55000000000001" table:style-name="ce2">
            <text:p>151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421" table:style-name="ce2">
            <text:p>17421</text:p>
          </table:table-cell>
          <table:table-cell office:value-type="float" office:value="110.88330000000001" table:style-name="ce2">
            <text:p>110.883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8</text:p>
          </table:table-cell>
          <table:table-cell office:value-type="float" office:value="108.9" table:style-name="ce2">
            <text:p>108.9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/PP 338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85</text:p>
          </table:table-cell>
          <table:table-cell office:value-type="float" office:value="56.929200000000002" table:style-name="ce2">
            <text:p>56.9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67" table:style-name="ce2">
            <text:p>11767</text:p>
          </table:table-cell>
          <table:table-cell office:value-type="float" office:value="83.158299999999997" table:style-name="ce2">
            <text:p>83.1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C 17608</text:p>
          </table:table-cell>
          <table:table-cell office:value-type="float" office:value="262.375" table:style-name="ce2">
            <text:p>262.3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0651" table:style-name="ce2">
            <text:p>25065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3" table:style-name="ce2">
            <text:p>349243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.C.C. 13529</text:p>
          </table:table-cell>
          <table:table-cell office:value-type="float" office:value="26.25" table:style-name="ce2">
            <text:p>26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470" table:style-name="ce2">
            <text:p>347470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4367" table:style-name="ce2">
            <text:p>24436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011" table:style-name="ce2">
            <text:p>2901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6928" table:style-name="ce2">
            <text:p>36928</text:p>
          </table:table-cell>
          <table:table-cell office:value-type="float" office:value="164.86670000000001" table:style-name="ce2">
            <text:p>164.8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966" table:style-name="ce2">
            <text:p>16966</text:p>
          </table:table-cell>
          <table:table-cell office:value-type="float" office:value="134.5" table:style-name="ce2">
            <text:p>134.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21172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9" table:style-name="ce2">
            <text:p>349219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4818" table:style-name="ce2">
            <text:p>234818</text:p>
          </table:table-cell>
          <table:table-cell office:value-type="float" office:value="12.35" table:style-name="ce2">
            <text:p>12.3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8738" table:style-name="ce2">
            <text:p>248738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. 2343</text:p>
          </table:table-cell>
          <table:table-cell office:value-type="float" office:value="69.55" table:style-name="ce2">
            <text:p>69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60</text:p>
          </table:table-cell>
          <table:table-cell office:value-type="float" office:value="135.63329999999999" table:style-name="ce2">
            <text:p>135.633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364" table:style-name="ce2">
            <text:p>345364</text:p>
          </table:table-cell>
          <table:table-cell office:value-type="float" office:value="6.2374999999999998" table:style-name="ce2">
            <text:p>6.2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551" table:style-name="ce2">
            <text:p>2855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3291" table:style-name="ce2">
            <text:p>363291</text:p>
          </table:table-cell>
          <table:table-cell office:value-type="float" office:value="20.524999999999999" table:style-name="ce2">
            <text:p>20.5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361" table:style-name="ce2">
            <text:p>111361</text:p>
          </table:table-cell>
          <table:table-cell office:value-type="float" office:value="57.979199999999999" table:style-name="ce2">
            <text:p>57.9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67226" table:style-name="ce2">
            <text:p>367226</text:p>
          </table:table-cell>
          <table:table-cell office:value-type="float" office:value="23.25" table:style-name="ce2">
            <text:p>23.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043" table:style-name="ce2">
            <text:p>113043</text:p>
          </table:table-cell>
          <table:table-cell office:value-type="float" office:value="28.5" table:style-name="ce2">
            <text:p>28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582</text:p>
          </table:table-cell>
          <table:table-cell office:value-type="float" office:value="153.46250000000001" table:style-name="ce2">
            <text:p>153.4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45764" table:style-name="ce2">
            <text:p>34576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11</text:p>
          </table:table-cell>
          <table:table-cell office:value-type="float" office:value="133.65" table:style-name="ce2">
            <text:p>133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25" table:style-name="ce2">
            <text:p>349225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776" table:style-name="ce2">
            <text:p>113776</text:p>
          </table:table-cell>
          <table:table-cell office:value-type="float" office:value="66.599999999999994" table:style-name="ce2">
            <text:p>66.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966" table:style-name="ce2">
            <text:p>16966</text:p>
          </table:table-cell>
          <table:table-cell office:value-type="float" office:value="134.5" table:style-name="ce2">
            <text:p>134.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98" table:style-name="ce2">
            <text:p>7598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84" table:style-name="ce2">
            <text:p>113784</text:p>
          </table:table-cell>
          <table:table-cell office:value-type="float" office:value="35.5" table:style-name="ce2">
            <text:p>35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0080" table:style-name="ce2">
            <text:p>23008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9950" table:style-name="ce2">
            <text:p>19950</text:p>
          </table:table-cell>
          <table:table-cell office:value-type="float" office:value="263" table:style-name="ce2">
            <text:p>26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740" table:style-name="ce2">
            <text:p>24874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4361" table:style-name="ce2">
            <text:p>24436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9236" table:style-name="ce2">
            <text:p>22923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733" table:style-name="ce2">
            <text:p>24873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18" table:style-name="ce2">
            <text:p>3141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6525" table:style-name="ce2">
            <text:p>386525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37671</text:p>
          </table:table-cell>
          <table:table-cell office:value-type="float" office:value="15.9" table:style-name="ce2">
            <text:p>15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88" table:style-name="ce2">
            <text:p>315088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67" table:style-name="ce2">
            <text:p>7267</text:p>
          </table:table-cell>
          <table:table-cell office:value-type="float" office:value="9.2249999999999996" table:style-name="ce2">
            <text:p>9.2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510" table:style-name="ce2">
            <text:p>113510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95" table:style-name="ce2">
            <text:p>2695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9237" table:style-name="ce2">
            <text:p>349237</text:p>
          </table:table-cell>
          <table:table-cell office:value-type="float" office:value="17.8" table:style-name="ce2">
            <text:p>17.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47" table:style-name="ce2">
            <text:p>2647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83" table:style-name="ce2">
            <text:p>345783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3505" table:style-name="ce2">
            <text:p>113505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7671" table:style-name="ce2">
            <text:p>23767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31" table:style-name="ce2">
            <text:p>330931</text:p>
          </table:table-cell>
          <table:table-cell office:value-type="float" office:value="7.8792" table:style-name="ce2">
            <text:p>7.87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80" table:style-name="ce2">
            <text:p>330980</text:p>
          </table:table-cell>
          <table:table-cell office:value-type="float" office:value="7.8792" table:style-name="ce2">
            <text:p>7.87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47088" table:style-name="ce2">
            <text:p>347088</text:p>
          </table:table-cell>
          <table:table-cell office:value-type="float" office:value="27.9" table:style-name="ce2">
            <text:p>27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PARIS 2167</text:p>
          </table:table-cell>
          <table:table-cell office:value-type="float" office:value="27.720800000000001" table:style-name="ce2">
            <text:p>27.72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91" table:style-name="ce2">
            <text:p>2691</text:p>
          </table:table-cell>
          <table:table-cell office:value-type="float" office:value="14.4542" table:style-name="ce2">
            <text:p>14.4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101310</text:p>
          </table:table-cell>
          <table:table-cell office:value-type="float" office:value="7.05" table:style-name="ce2">
            <text:p>7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0365" table:style-name="ce2">
            <text:p>370365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 7076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60" table:style-name="ce2">
            <text:p>6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0813" table:style-name="ce2">
            <text:p>110813</text:p>
          </table:table-cell>
          <table:table-cell office:value-type="float" office:value="75.25" table:style-name="ce2">
            <text:p>75.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6" table:style-name="ce2">
            <text:p>2626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313" table:style-name="ce2">
            <text:p>14313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77</text:p>
          </table:table-cell>
          <table:table-cell office:value-type="float" office:value="69.3" table:style-name="ce2">
            <text:p>69.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65" table:style-name="ce2">
            <text:p>11765</text:p>
          </table:table-cell>
          <table:table-cell office:value-type="float" office:value="55.441699999999997" table:style-name="ce2">
            <text:p>55.441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01267" table:style-name="ce2">
            <text:p>3101267</text:p>
          </table:table-cell>
          <table:table-cell office:value-type="float" office:value="6.4958" table:style-name="ce2">
            <text:p>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3951" table:style-name="ce2">
            <text:p>323951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60</text:p>
          </table:table-cell>
          <table:table-cell office:value-type="float" office:value="135.63329999999999" table:style-name="ce2">
            <text:p>135.633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49909" table:style-name="ce2">
            <text:p>349909</text:p>
          </table:table-cell>
          <table:table-cell office:value-type="float" office:value="21.074999999999999" table:style-name="ce2">
            <text:p>21.0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04</text:p>
          </table:table-cell>
          <table:table-cell office:value-type="float" office:value="82.1708" table:style-name="ce2">
            <text:p>82.170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 7077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13503" table:style-name="ce2">
            <text:p>113503</text:p>
          </table:table-cell>
          <table:table-cell office:value-type="float" office:value="211.5" table:style-name="ce2">
            <text:p>211.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48" table:style-name="ce2">
            <text:p>2648</text:p>
          </table:table-cell>
          <table:table-cell office:value-type="float" office:value="4.0125000000000002" table:style-name="ce2">
            <text:p>4.01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9" table:style-name="ce2">
            <text:p>347069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7</text:p>
          </table:table-cell>
          <table:table-cell office:value-type="float" office:value="227.52500000000001" table:style-name="ce2">
            <text:p>227.5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653" table:style-name="ce2">
            <text:p>2653</text:p>
          </table:table-cell>
          <table:table-cell office:value-type="float" office:value="15.7417" table:style-name="ce2">
            <text:p>15.741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93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789" table:style-name="ce2">
            <text:p>113789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27" table:style-name="ce2">
            <text:p>349227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C. 14879</text:p>
          </table:table-cell>
          <table:table-cell office:value-type="float" office:value="73.5" table:style-name="ce2">
            <text:p>7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 2144</text:p>
          </table:table-cell>
          <table:table-cell office:value-type="float" office:value="46.9" table:style-name="ce2">
            <text:p>46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849" table:style-name="ce2">
            <text:p>2784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7655" table:style-name="ce2">
            <text:p>367655</text:p>
          </table:table-cell>
          <table:table-cell office:value-type="float" office:value="7.7291999999999996" table:style-name="ce2">
            <text:p>7.72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 174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3760" table:style-name="ce2">
            <text:p>113760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34" table:style-name="ce2">
            <text:p>350034</text:p>
          </table:table-cell>
          <table:table-cell office:value-type="float" office:value="7.7957999999999998" table:style-name="ce2">
            <text:p>7.7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101277" table:style-name="ce2">
            <text:p>3101277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273" table:style-name="ce2">
            <text:p>35273</text:p>
          </table:table-cell>
          <table:table-cell office:value-type="float" office:value="113.27500000000001" table:style-name="ce2">
            <text:p>113.2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P 9549</text:p>
          </table:table-cell>
          <table:table-cell office:value-type="float" office:value="16.7" table:style-name="ce2">
            <text:p>16.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52" table:style-name="ce2">
            <text:p>350052</text:p>
          </table:table-cell>
          <table:table-cell office:value-type="float" office:value="7.7957999999999998" table:style-name="ce2">
            <text:p>7.7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407" table:style-name="ce2">
            <text:p>350407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403" table:style-name="ce2">
            <text:p>2840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4278" table:style-name="ce2">
            <text:p>244278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0929" table:style-name="ce2">
            <text:p>240929</text:p>
          </table:table-cell>
          <table:table-cell office:value-type="float" office:value="12.65" table:style-name="ce2">
            <text:p>12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89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1826" table:style-name="ce2">
            <text:p>34182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37" table:style-name="ce2">
            <text:p>4137</text:p>
          </table:table-cell>
          <table:table-cell office:value-type="float" office:value="9.8249999999999993" table:style-name="ce2">
            <text:p>9.8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2. 3101279</text:p>
          </table:table-cell>
          <table:table-cell office:value-type="float" office:value="15.85" table:style-name="ce2">
            <text:p>15.8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96" table:style-name="ce2">
            <text:p>315096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664" table:style-name="ce2">
            <text:p>2866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4" table:style-name="ce2">
            <text:p>347064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106" table:style-name="ce2">
            <text:p>29106</text:p>
          </table:table-cell>
          <table:table-cell office:value-type="float" office:value="18.75" table:style-name="ce2">
            <text:p>18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2992" table:style-name="ce2">
            <text:p>312992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133" table:style-name="ce2">
            <text:p>4133</text:p>
          </table:table-cell>
          <table:table-cell office:value-type="float" office:value="25.466699999999999" table:style-name="ce2">
            <text:p>25.4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22" table:style-name="ce2">
            <text:p>349222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4140" table:style-name="ce2">
            <text:p>394140</text:p>
          </table:table-cell>
          <table:table-cell office:value-type="float" office:value="6.8582999999999998" table:style-name="ce2">
            <text:p>6.8583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28" table:style-name="ce2">
            <text:p>19928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53" table:style-name="ce2">
            <text:p>239853</text:p>
          </table:table-cell>
          <table:table-cell office:value-type="float" office:value="20.66" table:style-name="ce2">
            <text:p>20.6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69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3095" table:style-name="ce2">
            <text:p>343095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8220" table:style-name="ce2">
            <text:p>28220</text:p>
          </table:table-cell>
          <table:table-cell office:value-type="float" office:value="32.5" table:style-name="ce2">
            <text:p>32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50652" table:style-name="ce2">
            <text:p>25065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228" table:style-name="ce2">
            <text:p>2822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45773" table:style-name="ce2">
            <text:p>345773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54" table:style-name="ce2">
            <text:p>349254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. 13032</text:p>
          </table:table-cell>
          <table:table-cell office:value-type="float" office:value="7.7332999999999998" table:style-name="ce2">
            <text:p>7.7333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82" table:style-name="ce2">
            <text:p>315082</text:p>
          </table:table-cell>
          <table:table-cell office:value-type="float" office:value="7.875" table:style-name="ce2">
            <text:p>7.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7080" table:style-name="ce2">
            <text:p>347080</text:p>
          </table:table-cell>
          <table:table-cell office:value-type="float" office:value="14.4" table:style-name="ce2">
            <text:p>14.4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70129" table:style-name="ce2">
            <text:p>370129</text:p>
          </table:table-cell>
          <table:table-cell office:value-type="float" office:value="20.212499999999999" table:style-name="ce2">
            <text:p>20.2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4. 34244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03" table:style-name="ce2">
            <text:p>200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55" table:style-name="ce2">
            <text:p>25065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851" table:style-name="ce2">
            <text:p>364851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92078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564" table:style-name="ce2">
            <text:p>110564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6564" table:style-name="ce2">
            <text:p>376564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AH 308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74</text:p>
          </table:table-cell>
          <table:table-cell office:value-type="float" office:value="7.125" table:style-name="ce2">
            <text:p>7.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07" table:style-name="ce2">
            <text:p>13507</text:p>
          </table:table-cell>
          <table:table-cell office:value-type="float" office:value="55.9" table:style-name="ce2">
            <text:p>55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3760" table:style-name="ce2">
            <text:p>113760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./C. 6608</text:p>
          </table:table-cell>
          <table:table-cell office:value-type="float" office:value="34.375" table:style-name="ce2">
            <text:p>34.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9106" table:style-name="ce2">
            <text:p>29106</text:p>
          </table:table-cell>
          <table:table-cell office:value-type="float" office:value="18.75" table:style-name="ce2">
            <text:p>18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4" table:style-name="ce2">
            <text:p>6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9950" table:style-name="ce2">
            <text:p>19950</text:p>
          </table:table-cell>
          <table:table-cell office:value-type="float" office:value="263" table:style-name="ce2">
            <text:p>26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18723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.C.C. 13529</text:p>
          </table:table-cell>
          <table:table-cell office:value-type="float" office:value="26.25" table:style-name="ce2">
            <text:p>26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69" table:style-name="ce2">
            <text:p>345769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7076" table:style-name="ce2">
            <text:p>347076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0434" table:style-name="ce2">
            <text:p>23043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306" table:style-name="ce2">
            <text:p>65306</text:p>
          </table:table-cell>
          <table:table-cell office:value-type="float" office:value="8.1125000000000007" table:style-name="ce2">
            <text:p>8.1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3638" table:style-name="ce2">
            <text:p>33638</text:p>
          </table:table-cell>
          <table:table-cell office:value-type="float" office:value="81.8583" table:style-name="ce2">
            <text:p>81.858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0644" table:style-name="ce2">
            <text:p>250644</text:p>
          </table:table-cell>
          <table:table-cell office:value-type="float" office:value="19.5" table:style-name="ce2">
            <text:p>1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94" table:style-name="ce2">
            <text:p>113794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666" table:style-name="ce2">
            <text:p>2666</text:p>
          </table:table-cell>
          <table:table-cell office:value-type="float" office:value="19.258299999999998" table:style-name="ce2">
            <text:p>19.2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86" table:style-name="ce2">
            <text:p>113786</text:p>
          </table:table-cell>
          <table:table-cell office:value-type="float" office:value="30.5" table:style-name="ce2">
            <text:p>3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.A. 34651</text:p>
          </table:table-cell>
          <table:table-cell office:value-type="float" office:value="27.75" table:style-name="ce2">
            <text:p>27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303" table:style-name="ce2">
            <text:p>65303</text:p>
          </table:table-cell>
          <table:table-cell office:value-type="float" office:value="19.966699999999999" table:style-name="ce2">
            <text:p>19.9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051" table:style-name="ce2">
            <text:p>113051</text:p>
          </table:table-cell>
          <table:table-cell office:value-type="float" office:value="27.75" table:style-name="ce2">
            <text:p>27.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53" table:style-name="ce2">
            <text:p>17453</text:p>
          </table:table-cell>
          <table:table-cell office:value-type="float" office:value="89.104200000000006" table:style-name="ce2">
            <text:p>89.10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2817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0" table:style-name="ce2">
            <text:p>349240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509" table:style-name="ce2">
            <text:p>13509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64" table:style-name="ce2">
            <text:p>17464</text:p>
          </table:table-cell>
          <table:table-cell office:value-type="float" office:value="51.862499999999997" table:style-name="ce2">
            <text:p>51.8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.C.C. 13531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1060" table:style-name="ce2">
            <text:p>371060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952" table:style-name="ce2">
            <text:p>19952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506" table:style-name="ce2">
            <text:p>36450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320" table:style-name="ce2">
            <text:p>111320</text:p>
          </table:table-cell>
          <table:table-cell office:value-type="float" office:value="38.5" table:style-name="ce2">
            <text:p>38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4360" table:style-name="ce2">
            <text:p>23436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S 281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101306</text:p>
          </table:table-cell>
          <table:table-cell office:value-type="float" office:value="7.05" table:style-name="ce2">
            <text:p>7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53" table:style-name="ce2">
            <text:p>239853</text:p>
          </table:table-cell>
          <table:table-cell office:value-type="float" office:value="20.66" table:style-name="ce2">
            <text:p>20.6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92" table:style-name="ce2">
            <text:p>113792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209" table:style-name="ce2">
            <text:p>36209</text:p>
          </table:table-cell>
          <table:table-cell office:value-type="float" office:value="7.7249999999999996" table:style-name="ce2">
            <text:p>7.7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75" table:style-name="ce2">
            <text:p>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666" table:style-name="ce2">
            <text:p>2666</text:p>
          </table:table-cell>
          <table:table-cell office:value-type="float" office:value="19.258299999999998" table:style-name="ce2">
            <text:p>19.2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3592" table:style-name="ce2">
            <text:p>323592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89" table:style-name="ce2">
            <text:p>315089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.A. 34651</text:p>
          </table:table-cell>
          <table:table-cell office:value-type="float" office:value="27.75" table:style-name="ce2">
            <text:p>27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AH Basle 541</text:p>
          </table:table-cell>
          <table:table-cell office:value-type="float" office:value="13.791700000000001" table:style-name="ce2">
            <text:p>13.791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53" table:style-name="ce2">
            <text:p>7553</text:p>
          </table:table-cell>
          <table:table-cell office:value-type="float" office:value="9.8375000000000004" table:style-name="ce2">
            <text:p>9.8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465" table:style-name="ce2">
            <text:p>110465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1027" table:style-name="ce2">
            <text:p>31027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60" table:style-name="ce2">
            <text:p>3460</text:p>
          </table:table-cell>
          <table:table-cell office:value-type="float" office:value="7.0457999999999998" table:style-name="ce2">
            <text:p>7.04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60" table:style-name="ce2">
            <text:p>350060</text:p>
          </table:table-cell>
          <table:table-cell office:value-type="float" office:value="7.5208000000000004" table:style-name="ce2">
            <text:p>7.520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101298" table:style-name="ce2">
            <text:p>3101298</text:p>
          </table:table-cell>
          <table:table-cell office:value-type="float" office:value="12.2875" table:style-name="ce2">
            <text:p>12.2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 2144</text:p>
          </table:table-cell>
          <table:table-cell office:value-type="float" office:value="46.9" table:style-name="ce2">
            <text:p>46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54" table:style-name="ce2">
            <text:p>239854</text:p>
          </table:table-cell>
          <table:table-cell office:value-type="float" office:value="20.66" table:style-name="ce2">
            <text:p>20.6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3594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34" table:style-name="ce2">
            <text:p>4134</text:p>
          </table:table-cell>
          <table:table-cell office:value-type="float" office:value="9.5875000000000004" table:style-name="ce2">
            <text:p>9.5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967" table:style-name="ce2">
            <text:p>11967</text:p>
          </table:table-cell>
          <table:table-cell office:value-type="float" office:value="91.0792" table:style-name="ce2">
            <text:p>91.0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133" table:style-name="ce2">
            <text:p>4133</text:p>
          </table:table-cell>
          <table:table-cell office:value-type="float" office:value="25.466699999999999" table:style-name="ce2">
            <text:p>25.4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43" table:style-name="ce2">
            <text:p>19943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71" table:style-name="ce2">
            <text:p>11771</text:p>
          </table:table-cell>
          <table:table-cell office:value-type="float" office:value="29.7" table:style-name="ce2">
            <text:p>29.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.5. 18509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37671</text:p>
          </table:table-cell>
          <table:table-cell office:value-type="float" office:value="15.9" table:style-name="ce2">
            <text:p>15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5304" table:style-name="ce2">
            <text:p>65304</text:p>
          </table:table-cell>
          <table:table-cell office:value-type="float" office:value="19.966699999999999" table:style-name="ce2">
            <text:p>19.9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Q 3101317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87" table:style-name="ce2">
            <text:p>113787</text:p>
          </table:table-cell>
          <table:table-cell office:value-type="float" office:value="30.5" table:style-name="ce2">
            <text:p>3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09</text:p>
          </table:table-cell>
          <table:table-cell office:value-type="float" office:value="49.504199999999997" table:style-name="ce2">
            <text:p>49.50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4 45380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7" table:style-name="ce2">
            <text:p>2627</text:p>
          </table:table-cell>
          <table:table-cell office:value-type="float" office:value="14.458299999999999" table:style-name="ce2">
            <text:p>14.4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947" table:style-name="ce2">
            <text:p>36947</text:p>
          </table:table-cell>
          <table:table-cell office:value-type="float" office:value="78.2667" table:style-name="ce2">
            <text:p>78.266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6212</text:p>
          </table:table-cell>
          <table:table-cell office:value-type="float" office:value="15.1" table:style-name="ce2">
            <text:p>15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3781" table:style-name="ce2">
            <text:p>113781</text:p>
          </table:table-cell>
          <table:table-cell office:value-type="float" office:value="151.55000000000001" table:style-name="ce2">
            <text:p>151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35" table:style-name="ce2">
            <text:p>350035</text:p>
          </table:table-cell>
          <table:table-cell office:value-type="float" office:value="7.7957999999999998" table:style-name="ce2">
            <text:p>7.7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86" table:style-name="ce2">
            <text:p>315086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846" table:style-name="ce2">
            <text:p>364846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09" table:style-name="ce2">
            <text:p>330909</text:p>
          </table:table-cell>
          <table:table-cell office:value-type="float" office:value="7.6292" table:style-name="ce2">
            <text:p>7.62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35" table:style-name="ce2">
            <text:p>4135</text:p>
          </table:table-cell>
          <table:table-cell office:value-type="float" office:value="9.5875000000000004" table:style-name="ce2">
            <text:p>9.5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152" table:style-name="ce2">
            <text:p>110152</text:p>
          </table:table-cell>
          <table:table-cell office:value-type="float" office:value="86.5" table:style-name="ce2">
            <text:p>86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8</text:p>
          </table:table-cell>
          <table:table-cell office:value-type="float" office:value="108.9" table:style-name="ce2">
            <text:p>108.9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6360" table:style-name="ce2">
            <text:p>2636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427" table:style-name="ce2">
            <text:p>111427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 4001</text:p>
          </table:table-cell>
          <table:table-cell office:value-type="float" office:value="22.524999999999999" table:style-name="ce2">
            <text:p>22.5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56.495800000000003" table:style-name="ce2">
            <text:p>5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2651" table:style-name="ce2">
            <text:p>382651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Q 310131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73</text:p>
          </table:table-cell>
          <table:table-cell office:value-type="float" office:value="26.287500000000001" table:style-name="ce2">
            <text:p>26.2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03</text:p>
          </table:table-cell>
          <table:table-cell office:value-type="float" office:value="59.4" table:style-name="ce2">
            <text:p>59.4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9" table:style-name="ce2">
            <text:p>349209</text:p>
          </table:table-cell>
          <table:table-cell office:value-type="float" office:value="7.4958" table:style-name="ce2">
            <text:p>7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967" table:style-name="ce2">
            <text:p>36967</text:p>
          </table:table-cell>
          <table:table-cell office:value-type="float" office:value="34.020800000000001" table:style-name="ce2">
            <text:p>34.020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34260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1110" table:style-name="ce2">
            <text:p>371110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6875" table:style-name="ce2">
            <text:p>22687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2" table:style-name="ce2">
            <text:p>349242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749" table:style-name="ce2">
            <text:p>12749</text:p>
          </table:table-cell>
          <table:table-cell office:value-type="float" office:value="93.5" table:style-name="ce2">
            <text:p>9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52" table:style-name="ce2">
            <text:p>349252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4" table:style-name="ce2">
            <text:p>2624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1361" table:style-name="ce2">
            <text:p>111361</text:p>
          </table:table-cell>
          <table:table-cell office:value-type="float" office:value="57.979199999999999" table:style-name="ce2">
            <text:p>57.9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00" table:style-name="ce2">
            <text:p>2700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7232" table:style-name="ce2">
            <text:p>367232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W./C. 14258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83</text:p>
          </table:table-cell>
          <table:table-cell office:value-type="float" office:value="221.7792" table:style-name="ce2">
            <text:p>221.779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01296" table:style-name="ce2">
            <text:p>3101296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9104" table:style-name="ce2">
            <text:p>29104</text:p>
          </table:table-cell>
          <table:table-cell office:value-type="float" office:value="11.5" table:style-name="ce2">
            <text:p>11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360" table:style-name="ce2">
            <text:p>2636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41" table:style-name="ce2">
            <text:p>2641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90" table:style-name="ce2">
            <text:p>2690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668" table:style-name="ce2">
            <text:p>2668</text:p>
          </table:table-cell>
          <table:table-cell office:value-type="float" office:value="22.3583" table:style-name="ce2">
            <text:p>22.3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84" table:style-name="ce2">
            <text:p>315084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.C.C. 13529</text:p>
          </table:table-cell>
          <table:table-cell office:value-type="float" office:value="26.25" table:style-name="ce2">
            <text:p>26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050" table:style-name="ce2">
            <text:p>113050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61</text:p>
          </table:table-cell>
          <table:table-cell office:value-type="float" office:value="106.425" table:style-name="ce2">
            <text:p>106.4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498" table:style-name="ce2">
            <text:p>364498</text:p>
          </table:table-cell>
          <table:table-cell office:value-type="float" office:value="14.5" table:style-name="ce2">
            <text:p>14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3568" table:style-name="ce2">
            <text:p>13568</text:p>
          </table:table-cell>
          <table:table-cell office:value-type="float" office:value="49.5" table:style-name="ce2">
            <text:p>49.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E/P 5735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82" table:style-name="ce2">
            <text:p>347082</text:p>
          </table:table-cell>
          <table:table-cell office:value-type="float" office:value="31.274999999999999" table:style-name="ce2">
            <text:p>31.2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82" table:style-name="ce2">
            <text:p>347082</text:p>
          </table:table-cell>
          <table:table-cell office:value-type="float" office:value="31.274999999999999" table:style-name="ce2">
            <text:p>31.2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08" table:style-name="ce2">
            <text:p>290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61</text:p>
          </table:table-cell>
          <table:table-cell office:value-type="float" office:value="106.425" table:style-name="ce2">
            <text:p>106.4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3" table:style-name="ce2">
            <text:p>69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08" table:style-name="ce2">
            <text:p>290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PARIS 2146</text:p>
          </table:table-cell>
          <table:table-cell office:value-type="float" office:value="13.862500000000001" table:style-name="ce2">
            <text:p>13.86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3291" table:style-name="ce2">
            <text:p>363291</text:p>
          </table:table-cell>
          <table:table-cell office:value-type="float" office:value="20.524999999999999" table:style-name="ce2">
            <text:p>20.5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33112</text:p>
          </table:table-cell>
          <table:table-cell office:value-type="float" office:value="36.75" table:style-name="ce2">
            <text:p>36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7421" table:style-name="ce2">
            <text:p>17421</text:p>
          </table:table-cell>
          <table:table-cell office:value-type="float" office:value="110.88330000000001" table:style-name="ce2">
            <text:p>110.883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4358" table:style-name="ce2">
            <text:p>24435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79" table:style-name="ce2">
            <text:p>330979</text:p>
          </table:table-cell>
          <table:table-cell office:value-type="float" office:value="7.8292000000000002" table:style-name="ce2">
            <text:p>7.82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0" table:style-name="ce2">
            <text:p>2620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85" table:style-name="ce2">
            <text:p>347085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807" table:style-name="ce2">
            <text:p>113807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55" table:style-name="ce2">
            <text:p>11755</text:p>
          </table:table-cell>
          <table:table-cell office:value-type="float" office:value="39.6" table:style-name="ce2">
            <text:p>39.6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7</text:p>
          </table:table-cell>
          <table:table-cell office:value-type="float" office:value="227.52500000000001" table:style-name="ce2">
            <text:p>227.5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0413" table:style-name="ce2">
            <text:p>110413</text:p>
          </table:table-cell>
          <table:table-cell office:value-type="float" office:value="79.650000000000006" table:style-name="ce2">
            <text:p>79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5572" table:style-name="ce2">
            <text:p>345572</text:p>
          </table:table-cell>
          <table:table-cell office:value-type="float" office:value="17.399999999999999" table:style-name="ce2">
            <text:p>17.4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2622" table:style-name="ce2">
            <text:p>372622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51" table:style-name="ce2">
            <text:p>349251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8629" table:style-name="ce2">
            <text:p>218629</text:p>
          </table:table-cell>
          <table:table-cell office:value-type="float" office:value="13.5" table:style-name="ce2">
            <text:p>1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Q 392082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92087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4 48871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5" table:style-name="ce2">
            <text:p>349205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49909" table:style-name="ce2">
            <text:p>349909</text:p>
          </table:table-cell>
          <table:table-cell office:value-type="float" office:value="21.074999999999999" table:style-name="ce2">
            <text:p>21.0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86" table:style-name="ce2">
            <text:p>2686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417" table:style-name="ce2">
            <text:p>350417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W./PP 752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3" table:style-name="ce2">
            <text:p>5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1769" table:style-name="ce2">
            <text:p>11769</text:p>
          </table:table-cell>
          <table:table-cell office:value-type="float" office:value="51.479199999999999" table:style-name="ce2">
            <text:p>51.479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74</text:p>
          </table:table-cell>
          <table:table-cell office:value-type="float" office:value="26.387499999999999" table:style-name="ce2">
            <text:p>26.3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312" table:style-name="ce2">
            <text:p>14312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4. 20589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8585" table:style-name="ce2">
            <text:p>358585</text:p>
          </table:table-cell>
          <table:table-cell office:value-type="float" office:value="14.5" table:style-name="ce2">
            <text:p>14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3880" table:style-name="ce2">
            <text:p>24388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07" table:style-name="ce2">
            <text:p>13507</text:p>
          </table:table-cell>
          <table:table-cell office:value-type="float" office:value="55.9" table:style-name="ce2">
            <text:p>55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89" table:style-name="ce2">
            <text:p>2689</text:p>
          </table:table-cell>
          <table:table-cell office:value-type="float" office:value="14.458299999999999" table:style-name="ce2">
            <text:p>14.4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86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7789" table:style-name="ce2">
            <text:p>237789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421" table:style-name="ce2">
            <text:p>17421</text:p>
          </table:table-cell>
          <table:table-cell office:value-type="float" office:value="110.88330000000001" table:style-name="ce2">
            <text:p>110.883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403" table:style-name="ce2">
            <text:p>2840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049" table:style-name="ce2">
            <text:p>13049</text:p>
          </table:table-cell>
          <table:table-cell office:value-type="float" office:value="40.125" table:style-name="ce2">
            <text:p>40.1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11" table:style-name="ce2">
            <text:p>3411</text:p>
          </table:table-cell>
          <table:table-cell office:value-type="float" office:value="8.7125000000000004" table:style-name="ce2">
            <text:p>8.71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10413" table:style-name="ce2">
            <text:p>110413</text:p>
          </table:table-cell>
          <table:table-cell office:value-type="float" office:value="79.650000000000006" table:style-name="ce2">
            <text:p>79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7565" table:style-name="ce2">
            <text:p>23756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0" table:style-name="ce2">
            <text:p>6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567" table:style-name="ce2">
            <text:p>13567</text:p>
          </table:table-cell>
          <table:table-cell office:value-type="float" office:value="79.2" table:style-name="ce2">
            <text:p>79.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973" table:style-name="ce2">
            <text:p>14973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./5. 3235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73</text:p>
          </table:table-cell>
          <table:table-cell office:value-type="float" office:value="7.125" table:style-name="ce2">
            <text:p>7.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947" table:style-name="ce2">
            <text:p>36947</text:p>
          </table:table-cell>
          <table:table-cell office:value-type="float" office:value="78.2667" table:style-name="ce2">
            <text:p>78.266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3902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64848" table:style-name="ce2">
            <text:p>364848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AH 2903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5773" table:style-name="ce2">
            <text:p>345773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727" table:style-name="ce2">
            <text:p>248727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INE</text:p>
          </table:table-cell>
          <table:table-cell office:value-type="float" office:value="13.675550100000001" table:style-name="ce2">
            <text:p>13.675550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64" table:style-name="ce2">
            <text:p>2664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85</text:p>
          </table:table-cell>
          <table:table-cell office:value-type="float" office:value="56.929200000000002" table:style-name="ce2">
            <text:p>56.9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43847" table:style-name="ce2">
            <text:p>24384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4" table:style-name="ce2">
            <text:p>349214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96" table:style-name="ce2">
            <text:p>113796</text:p>
          </table:table-cell>
          <table:table-cell office:value-type="float" office:value="42.4" table:style-name="ce2">
            <text:p>42.4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511" table:style-name="ce2">
            <text:p>364511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426" table:style-name="ce2">
            <text:p>111426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9910" table:style-name="ce2">
            <text:p>349910</text:p>
          </table:table-cell>
          <table:table-cell office:value-type="float" office:value="15.55" table:style-name="ce2">
            <text:p>15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6" table:style-name="ce2">
            <text:p>349246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804" table:style-name="ce2">
            <text:p>113804</text:p>
          </table:table-cell>
          <table:table-cell office:value-type="float" office:value="30.5" table:style-name="ce2">
            <text:p>3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/Paris 2123</text:p>
          </table:table-cell>
          <table:table-cell office:value-type="float" office:value="41.5792" table:style-name="ce2">
            <text:p>41.5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82</text:p>
          </table:table-cell>
          <table:table-cell office:value-type="float" office:value="153.46250000000001" table:style-name="ce2">
            <text:p>153.4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47082" table:style-name="ce2">
            <text:p>347082</text:p>
          </table:table-cell>
          <table:table-cell office:value-type="float" office:value="31.274999999999999" table:style-name="ce2">
            <text:p>31.2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101305</text:p>
          </table:table-cell>
          <table:table-cell office:value-type="float" office:value="7.05" table:style-name="ce2">
            <text:p>7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7230" table:style-name="ce2">
            <text:p>367230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0377" table:style-name="ce2">
            <text:p>370377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512" table:style-name="ce2">
            <text:p>364512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20845" table:style-name="ce2">
            <text:p>220845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7080" table:style-name="ce2">
            <text:p>347080</text:p>
          </table:table-cell>
          <table:table-cell office:value-type="float" office:value="14.4" table:style-name="ce2">
            <text:p>14.4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. 3336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30136" table:style-name="ce2">
            <text:p>23013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028" table:style-name="ce2">
            <text:p>31028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59" table:style-name="ce2">
            <text:p>2659</text:p>
          </table:table-cell>
          <table:table-cell office:value-type="float" office:value="14.4542" table:style-name="ce2">
            <text:p>14.4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753" table:style-name="ce2">
            <text:p>11753</text:p>
          </table:table-cell>
          <table:table-cell office:value-type="float" office:value="52.554200000000002" table:style-name="ce2">
            <text:p>52.5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53" table:style-name="ce2">
            <text:p>2653</text:p>
          </table:table-cell>
          <table:table-cell office:value-type="float" office:value="15.7417" table:style-name="ce2">
            <text:p>15.741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29" table:style-name="ce2">
            <text:p>350029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636" table:style-name="ce2">
            <text:p>54636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963" table:style-name="ce2">
            <text:p>36963</text:p>
          </table:table-cell>
          <table:table-cell office:value-type="float" office:value="32.320799999999998" table:style-name="ce2">
            <text:p>32.320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9533" table:style-name="ce2">
            <text:p>219533</text:p>
          </table:table-cell>
          <table:table-cell office:value-type="float" office:value="12.35" table:style-name="ce2">
            <text:p>12.3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502" table:style-name="ce2">
            <text:p>13502</text:p>
          </table:table-cell>
          <table:table-cell office:value-type="float" office:value="77.958299999999994" table:style-name="ce2">
            <text:p>77.958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24" table:style-name="ce2">
            <text:p>349224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4912" table:style-name="ce2">
            <text:p>334912</text:p>
          </table:table-cell>
          <table:table-cell office:value-type="float" office:value="7.7332999999999998" table:style-name="ce2">
            <text:p>7.7333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042" table:style-name="ce2">
            <text:p>2704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743" table:style-name="ce2">
            <text:p>347743</text:p>
          </table:table-cell>
          <table:table-cell office:value-type="float" office:value="7.0541999999999998" table:style-name="ce2">
            <text:p>7.0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214" table:style-name="ce2">
            <text:p>13214</text:p>
          </table:table-cell>
          <table:table-cell office:value-type="float" office:value="30.5" table:style-name="ce2">
            <text:p>30.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052" table:style-name="ce2">
            <text:p>112052</text:p>
          </table:table-cell>
          <table:table-cell office:value-type="float" office:value="84.154687499999994" table:style-name="ce2">
            <text:p>84.154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47088" table:style-name="ce2">
            <text:p>347088</text:p>
          </table:table-cell>
          <table:table-cell office:value-type="float" office:value="27.9" table:style-name="ce2">
            <text:p>27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7668" table:style-name="ce2">
            <text:p>23766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92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31921</text:p>
          </table:table-cell>
          <table:table-cell office:value-type="float" office:value="26.25" table:style-name="ce2">
            <text:p>26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101295" table:style-name="ce2">
            <text:p>3101295</text:p>
          </table:table-cell>
          <table:table-cell office:value-type="float" office:value="39.6875" table:style-name="ce2">
            <text:p>39.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6564" table:style-name="ce2">
            <text:p>376564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50" table:style-name="ce2">
            <text:p>350050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77</text:p>
          </table:table-cell>
          <table:table-cell office:value-type="float" office:value="69.3" table:style-name="ce2">
            <text:p>69.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47088" table:style-name="ce2">
            <text:p>347088</text:p>
          </table:table-cell>
          <table:table-cell office:value-type="float" office:value="27.9" table:style-name="ce2">
            <text:p>27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56.495800000000003" table:style-name="ce2">
            <text:p>5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75" table:style-name="ce2">
            <text:p>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666" table:style-name="ce2">
            <text:p>2666</text:p>
          </table:table-cell>
          <table:table-cell office:value-type="float" office:value="19.258299999999998" table:style-name="ce2">
            <text:p>19.2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72</text:p>
          </table:table-cell>
          <table:table-cell office:value-type="float" office:value="76.729200000000006" table:style-name="ce2">
            <text:p>76.7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31" table:style-name="ce2">
            <text:p>349231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213" table:style-name="ce2">
            <text:p>13213</text:p>
          </table:table-cell>
          <table:table-cell office:value-type="float" office:value="35.5" table:style-name="ce2">
            <text:p>35.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/P.P. 751</text:p>
          </table:table-cell>
          <table:table-cell office:value-type="float" office:value="7.55" table:style-name="ce2">
            <text:p>7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A. 2314</text:p>
          </table:table-cell>
          <table:table-cell office:value-type="float" office:value="7.55" table:style-name="ce2">
            <text:p>7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21" table:style-name="ce2">
            <text:p>349221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1919" table:style-name="ce2">
            <text:p>23191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475" table:style-name="ce2">
            <text:p>8475</text:p>
          </table:table-cell>
          <table:table-cell office:value-type="float" office:value="8.4332999999999991" table:style-name="ce2">
            <text:p>8.43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19" table:style-name="ce2">
            <text:p>330919</text:p>
          </table:table-cell>
          <table:table-cell office:value-type="float" office:value="7.8292000000000002" table:style-name="ce2">
            <text:p>7.8292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5226" table:style-name="ce2">
            <text:p>365226</text:p>
          </table:table-cell>
          <table:table-cell office:value-type="float" office:value="6.75" table:style-name="ce2">
            <text:p>6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C. 14879</text:p>
          </table:table-cell>
          <table:table-cell office:value-type="float" office:value="73.5" table:style-name="ce2">
            <text:p>7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23" table:style-name="ce2">
            <text:p>349223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4849" table:style-name="ce2">
            <text:p>364849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751" table:style-name="ce2">
            <text:p>2975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5273" table:style-name="ce2">
            <text:p>35273</text:p>
          </table:table-cell>
          <table:table-cell office:value-type="float" office:value="113.27500000000001" table:style-name="ce2">
            <text:p>113.2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11</text:p>
          </table:table-cell>
          <table:table-cell office:value-type="float" office:value="133.65" table:style-name="ce2">
            <text:p>133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3" table:style-name="ce2">
            <text:p>2623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727" table:style-name="ce2">
            <text:p>5727</text:p>
          </table:table-cell>
          <table:table-cell office:value-type="float" office:value="25.587499999999999" table:style-name="ce2">
            <text:p>25.5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0" table:style-name="ce2">
            <text:p>349210</text:p>
          </table:table-cell>
          <table:table-cell office:value-type="float" office:value="7.4958" table:style-name="ce2">
            <text:p>7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85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C. 14879</text:p>
          </table:table-cell>
          <table:table-cell office:value-type="float" office:value="73.5" table:style-name="ce2">
            <text:p>7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4686" table:style-name="ce2">
            <text:p>23468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2993" table:style-name="ce2">
            <text:p>312993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5 353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96" table:style-name="ce2">
            <text:p>1999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750" table:style-name="ce2">
            <text:p>29750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.C. 12750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24580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4270" table:style-name="ce2">
            <text:p>24427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56" table:style-name="ce2">
            <text:p>239856</text:p>
          </table:table-cell>
          <table:table-cell office:value-type="float" office:value="20.66" table:style-name="ce2">
            <text:p>20.6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912" table:style-name="ce2">
            <text:p>349912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2826" table:style-name="ce2">
            <text:p>342826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38" table:style-name="ce2">
            <text:p>4138</text:p>
          </table:table-cell>
          <table:table-cell office:value-type="float" office:value="9.8416999999999994" table:style-name="ce2">
            <text:p>9.841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A 2144</text:p>
          </table:table-cell>
          <table:table-cell office:value-type="float" office:value="46.9" table:style-name="ce2">
            <text:p>46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755</text:p>
          </table:table-cell>
          <table:table-cell office:value-type="float" office:value="512.32920000000001" table:style-name="ce2">
            <text:p>512.3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0935" table:style-name="ce2">
            <text:p>330935</text:p>
          </table:table-cell>
          <table:table-cell office:value-type="float" office:value="8.1374999999999993" table:style-name="ce2">
            <text:p>8.13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72</text:p>
          </table:table-cell>
          <table:table-cell office:value-type="float" office:value="76.729200000000006" table:style-name="ce2">
            <text:p>76.7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63" table:style-name="ce2">
            <text:p>6563</text:p>
          </table:table-cell>
          <table:table-cell office:value-type="float" office:value="9.2249999999999996" table:style-name="ce2">
            <text:p>9.2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 2144</text:p>
          </table:table-cell>
          <table:table-cell office:value-type="float" office:value="46.9" table:style-name="ce2">
            <text:p>46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60" table:style-name="ce2">
            <text:p>6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750" table:style-name="ce2">
            <text:p>29750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/Paris 2123</text:p>
          </table:table-cell>
          <table:table-cell office:value-type="float" office:value="41.5792" table:style-name="ce2">
            <text:p>41.57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101295" table:style-name="ce2">
            <text:p>3101295</text:p>
          </table:table-cell>
          <table:table-cell office:value-type="float" office:value="39.6875" table:style-name="ce2">
            <text:p>39.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28" table:style-name="ce2">
            <text:p>349228</text:p>
          </table:table-cell>
          <table:table-cell office:value-type="float" office:value="10.1708" table:style-name="ce2">
            <text:p>10.170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36" table:style-name="ce2">
            <text:p>350036</text:p>
          </table:table-cell>
          <table:table-cell office:value-type="float" office:value="7.7957999999999998" table:style-name="ce2">
            <text:p>7.7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160" table:style-name="ce2">
            <text:p>24160</text:p>
          </table:table-cell>
          <table:table-cell office:value-type="float" office:value="211.33750000000001" table:style-name="ce2">
            <text:p>211.3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74" table:style-name="ce2">
            <text:p>17474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49256" table:style-name="ce2">
            <text:p>349256</text:p>
          </table:table-cell>
          <table:table-cell office:value-type="float" office:value="13.416700000000001" table:style-name="ce2">
            <text:p>13.416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56.495800000000003" table:style-name="ce2">
            <text:p>5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2" table:style-name="ce2">
            <text:p>2672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800" table:style-name="ce2">
            <text:p>113800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731" table:style-name="ce2">
            <text:p>248731</text:p>
          </table:table-cell>
          <table:table-cell office:value-type="float" office:value="13.5" table:style-name="ce2">
            <text:p>1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3592" table:style-name="ce2">
            <text:p>363592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852" table:style-name="ce2">
            <text:p>35852</text:p>
          </table:table-cell>
          <table:table-cell office:value-type="float" office:value="7.7332999999999998" table:style-name="ce2">
            <text:p>7.7333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421" table:style-name="ce2">
            <text:p>17421</text:p>
          </table:table-cell>
          <table:table-cell office:value-type="float" office:value="110.88330000000001" table:style-name="ce2">
            <text:p>110.883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8121" table:style-name="ce2">
            <text:p>348121</text:p>
          </table:table-cell>
          <table:table-cell office:value-type="float" office:value="7.65" table:style-name="ce2">
            <text:p>7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7</text:p>
          </table:table-cell>
          <table:table-cell office:value-type="float" office:value="227.52500000000001" table:style-name="ce2">
            <text:p>227.5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75</text:p>
          </table:table-cell>
          <table:table-cell office:value-type="float" office:value="26.287500000000001" table:style-name="ce2">
            <text:p>26.2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91" table:style-name="ce2">
            <text:p>2691</text:p>
          </table:table-cell>
          <table:table-cell office:value-type="float" office:value="14.4542" table:style-name="ce2">
            <text:p>14.4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864" table:style-name="ce2">
            <text:p>36864</text:p>
          </table:table-cell>
          <table:table-cell office:value-type="float" office:value="7.7416999999999998" table:style-name="ce2">
            <text:p>7.7417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0025" table:style-name="ce2">
            <text:p>350025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55" table:style-name="ce2">
            <text:p>25065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3596" table:style-name="ce2">
            <text:p>223596</text:p>
          </table:table-cell>
          <table:table-cell office:value-type="float" office:value="13.5" table:style-name="ce2">
            <text:p>1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76</text:p>
          </table:table-cell>
          <table:table-cell office:value-type="float" office:value="26.287500000000001" table:style-name="ce2">
            <text:p>26.2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81" table:style-name="ce2">
            <text:p>113781</text:p>
          </table:table-cell>
          <table:table-cell office:value-type="float" office:value="151.55000000000001" table:style-name="ce2">
            <text:p>151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61" table:style-name="ce2">
            <text:p>2661</text:p>
          </table:table-cell>
          <table:table-cell office:value-type="float" office:value="15.245799999999999" table:style-name="ce2">
            <text:p>15.24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482</text:p>
          </table:table-cell>
          <table:table-cell office:value-type="float" office:value="49.504199999999997" table:style-name="ce2">
            <text:p>49.50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028" table:style-name="ce2">
            <text:p>113028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996" table:style-name="ce2">
            <text:p>1999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45" table:style-name="ce2">
            <text:p>7545</text:p>
          </table:table-cell>
          <table:table-cell office:value-type="float" office:value="9.4832999999999998" table:style-name="ce2">
            <text:p>9.48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47" table:style-name="ce2">
            <text:p>250647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8124" table:style-name="ce2">
            <text:p>348124</text:p>
          </table:table-cell>
          <table:table-cell office:value-type="float" office:value="7.65" table:style-name="ce2">
            <text:p>7.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7</text:p>
          </table:table-cell>
          <table:table-cell office:value-type="float" office:value="227.52500000000001" table:style-name="ce2">
            <text:p>227.5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218" table:style-name="ce2">
            <text:p>34218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568" table:style-name="ce2">
            <text:p>36568</text:p>
          </table:table-cell>
          <table:table-cell office:value-type="float" office:value="15.5" table:style-name="ce2">
            <text:p>15.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2" table:style-name="ce2">
            <text:p>347062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8727" table:style-name="ce2">
            <text:p>248727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0048" table:style-name="ce2">
            <text:p>350048</text:p>
          </table:table-cell>
          <table:table-cell office:value-type="float" office:value="7.0541999999999998" table:style-name="ce2">
            <text:p>7.0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233" table:style-name="ce2">
            <text:p>1223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43" table:style-name="ce2">
            <text:p>25064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806" table:style-name="ce2">
            <text:p>113806</text:p>
          </table:table-cell>
          <table:table-cell office:value-type="float" office:value="53.1" table:style-name="ce2">
            <text:p>53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94" table:style-name="ce2">
            <text:p>315094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1027" table:style-name="ce2">
            <text:p>31027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866" table:style-name="ce2">
            <text:p>36866</text:p>
          </table:table-cell>
          <table:table-cell office:value-type="float" office:value="7.7374999999999998" table:style-name="ce2">
            <text:p>7.73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6853" table:style-name="ce2">
            <text:p>23685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2. 3101271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160" table:style-name="ce2">
            <text:p>24160</text:p>
          </table:table-cell>
          <table:table-cell office:value-type="float" office:value="211.33750000000001" table:style-name="ce2">
            <text:p>211.3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99" table:style-name="ce2">
            <text:p>2699</text:p>
          </table:table-cell>
          <table:table-cell office:value-type="float" office:value="18.787500000000001" table:style-name="ce2">
            <text:p>18.78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55" table:style-name="ce2">
            <text:p>239855</text:p>
          </table:table-cell>
          <table:table-cell office:value-type="float" office:value="20.66" table:style-name="ce2">
            <text:p>20.6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425" table:style-name="ce2">
            <text:p>2842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3639" table:style-name="ce2">
            <text:p>23363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636" table:style-name="ce2">
            <text:p>54636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./C. 6608</text:p>
          </table:table-cell>
          <table:table-cell office:value-type="float" office:value="34.375" table:style-name="ce2">
            <text:p>34.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755</text:p>
          </table:table-cell>
          <table:table-cell office:value-type="float" office:value="512.32920000000001" table:style-name="ce2">
            <text:p>512.3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1" table:style-name="ce2">
            <text:p>349201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8" table:style-name="ce2">
            <text:p>349218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988" table:style-name="ce2">
            <text:p>1698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877" table:style-name="ce2">
            <text:p>19877</text:p>
          </table:table-cell>
          <table:table-cell office:value-type="float" office:value="78.849999999999994" table:style-name="ce2">
            <text:p>78.8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C 17608</text:p>
          </table:table-cell>
          <table:table-cell office:value-type="float" office:value="262.375" table:style-name="ce2">
            <text:p>262.3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6566" table:style-name="ce2">
            <text:p>376566</text:p>
          </table:table-cell>
          <table:table-cell office:value-type="float" office:value="16.100000000000001" table:style-name="ce2">
            <text:p>16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 2. 3101288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E/P 5735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2673</text:p>
          </table:table-cell>
          <table:table-cell office:value-type="float" office:value="20.25" table:style-name="ce2">
            <text:p>20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48" table:style-name="ce2">
            <text:p>25064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773" table:style-name="ce2">
            <text:p>113773</text:p>
          </table:table-cell>
          <table:table-cell office:value-type="float" office:value="53.1" table:style-name="ce2">
            <text:p>53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35097" table:style-name="ce2">
            <text:p>335097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103" table:style-name="ce2">
            <text:p>2910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2096" table:style-name="ce2">
            <text:p>392096</text:p>
          </table:table-cell>
          <table:table-cell office:value-type="float" office:value="12.475" table:style-name="ce2">
            <text:p>12.4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80" table:style-name="ce2">
            <text:p>345780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4" table:style-name="ce2">
            <text:p>349204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20845" table:style-name="ce2">
            <text:p>220845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67" table:style-name="ce2">
            <text:p>6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50649" table:style-name="ce2">
            <text:p>250649</text:p>
          </table:table-cell>
          <table:table-cell office:value-type="float" office:value="14.5" table:style-name="ce2">
            <text:p>14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42" table:style-name="ce2">
            <text:p>350042</text:p>
          </table:table-cell>
          <table:table-cell office:value-type="float" office:value="7.7957999999999998" table:style-name="ce2">
            <text:p>7.7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108" table:style-name="ce2">
            <text:p>29108</text:p>
          </table:table-cell>
          <table:table-cell office:value-type="float" office:value="11.5" table:style-name="ce2">
            <text:p>11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3294" table:style-name="ce2">
            <text:p>363294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0152" table:style-name="ce2">
            <text:p>110152</text:p>
          </table:table-cell>
          <table:table-cell office:value-type="float" office:value="86.5" table:style-name="ce2">
            <text:p>86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8585" table:style-name="ce2">
            <text:p>358585</text:p>
          </table:table-cell>
          <table:table-cell office:value-type="float" office:value="14.5" table:style-name="ce2">
            <text:p>14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2 3101272</text:p>
          </table:table-cell>
          <table:table-cell office:value-type="float" office:value="7.125" table:style-name="ce2">
            <text:p>7.1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63" table:style-name="ce2">
            <text:p>2663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3760" table:style-name="ce2">
            <text:p>113760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74" table:style-name="ce2">
            <text:p>347074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1" table:style-name="ce2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502" table:style-name="ce2">
            <text:p>13502</text:p>
          </table:table-cell>
          <table:table-cell office:value-type="float" office:value="77.958299999999994" table:style-name="ce2">
            <text:p>77.958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379" table:style-name="ce2">
            <text:p>112379</text:p>
          </table:table-cell>
          <table:table-cell office:value-type="float" office:value="39.6" table:style-name="ce2">
            <text:p>39.6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850" table:style-name="ce2">
            <text:p>364850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1110" table:style-name="ce2">
            <text:p>371110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471" table:style-name="ce2">
            <text:p>8471</text:p>
          </table:table-cell>
          <table:table-cell office:value-type="float" office:value="8.3625000000000007" table:style-name="ce2">
            <text:p>8.3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81" table:style-name="ce2">
            <text:p>345781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0047" table:style-name="ce2">
            <text:p>350047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/P.P. 3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4" table:style-name="ce2">
            <text:p>2674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9105" table:style-name="ce2">
            <text:p>2910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78" table:style-name="ce2">
            <text:p>347078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3121" table:style-name="ce2">
            <text:p>383121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516" table:style-name="ce2">
            <text:p>364516</text:p>
          </table:table-cell>
          <table:table-cell office:value-type="float" office:value="12.475" table:style-name="ce2">
            <text:p>12.4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865" table:style-name="ce2">
            <text:p>36865</text:p>
          </table:table-cell>
          <table:table-cell office:value-type="float" office:value="7.7374999999999998" table:style-name="ce2">
            <text:p>7.73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160" table:style-name="ce2">
            <text:p>24160</text:p>
          </table:table-cell>
          <table:table-cell office:value-type="float" office:value="211.33750000000001" table:style-name="ce2">
            <text:p>211.33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87" table:style-name="ce2">
            <text:p>2687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74" table:style-name="ce2">
            <text:p>17474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501" table:style-name="ce2">
            <text:p>11350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./C. 6607</text:p>
          </table:table-cell>
          <table:table-cell office:value-type="float" office:value="23.45" table:style-name="ce2">
            <text:p>23.4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.Q. 3101312</text:p>
          </table:table-cell>
          <table:table-cell office:value-type="float" office:value="7.05" table:style-name="ce2">
            <text:p>7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4887" table:style-name="ce2">
            <text:p>374887</text:p>
          </table:table-cell>
          <table:table-cell office:value-type="float" office:value="7.25" table:style-name="ce2">
            <text:p>7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01265" table:style-name="ce2">
            <text:p>3101265</text:p>
          </table:table-cell>
          <table:table-cell office:value-type="float" office:value="7.4958" table:style-name="ce2">
            <text:p>7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82652" table:style-name="ce2">
            <text:p>382652</text:p>
          </table:table-cell>
          <table:table-cell office:value-type="float" office:value="29.125" table:style-name="ce2">
            <text:p>29.1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.A. 2315</text:p>
          </table:table-cell>
          <table:table-cell office:value-type="float" office:value="20.574999999999999" table:style-name="ce2">
            <text:p>20.5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93</text:p>
          </table:table-cell>
          <table:table-cell office:value-type="float" office:value="79.2" table:style-name="ce2">
            <text:p>79.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460" table:style-name="ce2">
            <text:p>12460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865" table:style-name="ce2">
            <text:p>23986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. 2343</text:p>
          </table:table-cell>
          <table:table-cell office:value-type="float" office:value="69.55" table:style-name="ce2">
            <text:p>69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600</text:p>
          </table:table-cell>
          <table:table-cell office:value-type="float" office:value="30.695799999999998" table:style-name="ce2">
            <text:p>30.69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03" table:style-name="ce2">
            <text:p>349203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213" table:style-name="ce2">
            <text:p>282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465" table:style-name="ce2">
            <text:p>17465</text:p>
          </table:table-cell>
          <table:table-cell office:value-type="float" office:value="25.929200000000002" table:style-name="ce2">
            <text:p>25.929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4" table:style-name="ce2">
            <text:p>349244</text:p>
          </table:table-cell>
          <table:table-cell office:value-type="float" office:value="8.6832999999999991" table:style-name="ce2">
            <text:p>8.68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85" table:style-name="ce2">
            <text:p>2685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5773" table:style-name="ce2">
            <text:p>345773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0647" table:style-name="ce2">
            <text:p>250647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.A. 31921</text:p>
          </table:table-cell>
          <table:table-cell office:value-type="float" office:value="26.25" table:style-name="ce2">
            <text:p>26.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3760" table:style-name="ce2">
            <text:p>113760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25" table:style-name="ce2">
            <text:p>2625</text:p>
          </table:table-cell>
          <table:table-cell office:value-type="float" office:value="8.5167000000000002" table:style-name="ce2">
            <text:p>8.516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89" table:style-name="ce2">
            <text:p>347089</text:p>
          </table:table-cell>
          <table:table-cell office:value-type="float" office:value="6.9749999999999996" table:style-name="ce2">
            <text:p>6.9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3" table:style-name="ce2">
            <text:p>347063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050" table:style-name="ce2">
            <text:p>112050</text:p>
          </table:table-cell>
          <table:table-cell office:value-type="float" office:value="84.154687499999994" table:style-name="ce2">
            <text:p>84.154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87" table:style-name="ce2">
            <text:p>347087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8723" table:style-name="ce2">
            <text:p>24872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3806" table:style-name="ce2">
            <text:p>113806</text:p>
          </table:table-cell>
          <table:table-cell office:value-type="float" office:value="53.1" table:style-name="ce2">
            <text:p>53.1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4" table:style-name="ce2">
            <text:p>3474</text:p>
          </table:table-cell>
          <table:table-cell office:value-type="float" office:value="7.8875000000000002" table:style-name="ce2">
            <text:p>7.8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/4 48871</text:p>
          </table:table-cell>
          <table:table-cell office:value-type="float" office:value="24.15" table:style-name="ce2">
            <text:p>24.1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206" table:style-name="ce2">
            <text:p>28206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82" table:style-name="ce2">
            <text:p>347082</text:p>
          </table:table-cell>
          <table:table-cell office:value-type="float" office:value="31.274999999999999" table:style-name="ce2">
            <text:p>31.2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4499" table:style-name="ce2">
            <text:p>364499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058" table:style-name="ce2">
            <text:p>112058</text:p>
          </table:table-cell>
          <table:table-cell office:value-type="float" office:value="84.154687499999994" table:style-name="ce2">
            <text:p>84.154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ON/O2. 3101290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.C./PARIS 2079</text:p>
          </table:table-cell>
          <table:table-cell office:value-type="float" office:value="37.004199999999997" table:style-name="ce2">
            <text:p>37.00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 7075</text:p>
          </table:table-cell>
          <table:table-cell office:value-type="float" office:value="6.45" table:style-name="ce2">
            <text:p>6.4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47088" table:style-name="ce2">
            <text:p>347088</text:p>
          </table:table-cell>
          <table:table-cell office:value-type="float" office:value="27.9" table:style-name="ce2">
            <text:p>27.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749" table:style-name="ce2">
            <text:p>12749</text:p>
          </table:table-cell>
          <table:table-cell office:value-type="float" office:value="93.5" table:style-name="ce2">
            <text:p>93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98" table:style-name="ce2">
            <text:p>315098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972" table:style-name="ce2">
            <text:p>19972</text:p>
          </table:table-cell>
          <table:table-cell office:value-type="float" office:value="84.154687499999994" table:style-name="ce2">
            <text:p>84.154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2096" table:style-name="ce2">
            <text:p>392096</text:p>
          </table:table-cell>
          <table:table-cell office:value-type="float" office:value="12.475" table:style-name="ce2">
            <text:p>12.4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101295" table:style-name="ce2">
            <text:p>3101295</text:p>
          </table:table-cell>
          <table:table-cell office:value-type="float" office:value="39.6875" table:style-name="ce2">
            <text:p>39.68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8323" table:style-name="ce2">
            <text:p>368323</text:p>
          </table:table-cell>
          <table:table-cell office:value-type="float" office:value="6.95" table:style-name="ce2">
            <text:p>6.9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56.495800000000003" table:style-name="ce2">
            <text:p>5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.C./PARIS 2079</text:p>
          </table:table-cell>
          <table:table-cell office:value-type="float" office:value="37.004199999999997" table:style-name="ce2">
            <text:p>37.00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67228" table:style-name="ce2">
            <text:p>367228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572" table:style-name="ce2">
            <text:p>113572</text:p>
          </table:table-cell>
          <table:table-cell office:value-type="float" office:value="80" table:style-name="ce2">
            <text:p>80</text:p>
          </table:table-cell>
          <table:table-cell office:value-type="string" table:style-name="ce1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59" table:style-name="ce2">
            <text:p>2659</text:p>
          </table:table-cell>
          <table:table-cell office:value-type="float" office:value="14.4542" table:style-name="ce2">
            <text:p>14.45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83" table:style-name="ce2">
            <text:p>8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9106" table:style-name="ce2">
            <text:p>29106</text:p>
          </table:table-cell>
          <table:table-cell office:value-type="float" office:value="18.75" table:style-name="ce2">
            <text:p>18.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1" table:style-name="ce2">
            <text:p>2671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468" table:style-name="ce2">
            <text:p>347468</text:p>
          </table:table-cell>
          <table:table-cell office:value-type="float" office:value="7.8541999999999996" table:style-name="ce2">
            <text:p>7.8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23" table:style-name="ce2">
            <text:p>2223</text:p>
          </table:table-cell>
          <table:table-cell office:value-type="float" office:value="8.3000000000000007" table:style-name="ce2">
            <text:p>8.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756</text:p>
          </table:table-cell>
          <table:table-cell office:value-type="float" office:value="83.158299999999997" table:style-name="ce2">
            <text:p>83.1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97" table:style-name="ce2">
            <text:p>315097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92092" table:style-name="ce2">
            <text:p>392092</text:p>
          </table:table-cell>
          <table:table-cell office:value-type="float" office:value="8.0500000000000007" table:style-name="ce2">
            <text:p>8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56.495800000000003" table:style-name="ce2">
            <text:p>56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774" table:style-name="ce2">
            <text:p>11774</text:p>
          </table:table-cell>
          <table:table-cell office:value-type="float" office:value="29.7" table:style-name="ce2">
            <text:p>29.7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2 3101287</text:p>
          </table:table-cell>
          <table:table-cell office:value-type="float" office:value="7.9249999999999998" table:style-name="ce2">
            <text:p>7.9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.O./P.P. 3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798" table:style-name="ce2">
            <text:p>11379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83" table:style-name="ce2">
            <text:p>2683</text:p>
          </table:table-cell>
          <table:table-cell office:value-type="float" office:value="6.4375" table:style-name="ce2">
            <text:p>6.437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090" table:style-name="ce2">
            <text:p>315090</text:p>
          </table:table-cell>
          <table:table-cell office:value-type="float" office:value="8.6624999999999996" table:style-name="ce2">
            <text:p>8.662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 5547</text:p>
          </table:table-cell>
          <table:table-cell office:value-type="float" office:value="7.55" table:style-name="ce2">
            <text:p>7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. 2343</text:p>
          </table:table-cell>
          <table:table-cell office:value-type="float" office:value="69.55" table:style-name="ce2">
            <text:p>69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3" table:style-name="ce2">
            <text:p>349213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8727" table:style-name="ce2">
            <text:p>248727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453" table:style-name="ce2">
            <text:p>17453</text:p>
          </table:table-cell>
          <table:table-cell office:value-type="float" office:value="89.104200000000006" table:style-name="ce2">
            <text:p>89.104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47082" table:style-name="ce2">
            <text:p>347082</text:p>
          </table:table-cell>
          <table:table-cell office:value-type="float" office:value="31.274999999999999" table:style-name="ce2">
            <text:p>31.2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74" table:style-name="ce2">
            <text:p>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060" table:style-name="ce2">
            <text:p>347060</text:p>
          </table:table-cell>
          <table:table-cell office:value-type="float" office:value="7.7750000000000004" table:style-name="ce2">
            <text:p>7.77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678" table:style-name="ce2">
            <text:p>2678</text:p>
          </table:table-cell>
          <table:table-cell office:value-type="float" office:value="15.245799999999999" table:style-name="ce2">
            <text:p>15.2458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 17592</text:p>
          </table:table-cell>
          <table:table-cell office:value-type="float" office:value="39.4" table:style-name="ce2">
            <text:p>39.4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44252" table:style-name="ce2">
            <text:p>24425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92091" table:style-name="ce2">
            <text:p>392091</text:p>
          </table:table-cell>
          <table:table-cell office:value-type="float" office:value="9.35" table:style-name="ce2">
            <text:p>9.3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6928" table:style-name="ce2">
            <text:p>36928</text:p>
          </table:table-cell>
          <table:table-cell office:value-type="float" office:value="164.86670000000001" table:style-name="ce2">
            <text:p>164.86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3055" table:style-name="ce2">
            <text:p>113055</text:p>
          </table:table-cell>
          <table:table-cell office:value-type="float" office:value="26.55" table:style-name="ce2">
            <text:p>26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666" table:style-name="ce2">
            <text:p>2666</text:p>
          </table:table-cell>
          <table:table-cell office:value-type="float" office:value="19.258299999999998" table:style-name="ce2">
            <text:p>19.2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29" table:style-name="ce2">
            <text:p>2629</text:p>
          </table:table-cell>
          <table:table-cell office:value-type="float" office:value="7.2291999999999996" table:style-name="ce2">
            <text:p>7.2292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1" table:style-name="ce2">
            <text:p>4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50026" table:style-name="ce2">
            <text:p>350026</text:p>
          </table:table-cell>
          <table:table-cell office:value-type="float" office:value="14.1083" table:style-name="ce2">
            <text:p>14.108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134" table:style-name="ce2">
            <text:p>28134</text:p>
          </table:table-cell>
          <table:table-cell office:value-type="float" office:value="11.5" table:style-name="ce2">
            <text:p>11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7466" table:style-name="ce2">
            <text:p>17466</text:p>
          </table:table-cell>
          <table:table-cell office:value-type="float" office:value="25.929200000000002" table:style-name="ce2">
            <text:p>25.929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. 2343</text:p>
          </table:table-cell>
          <table:table-cell office:value-type="float" office:value="69.55" table:style-name="ce2">
            <text:p>69.5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3866" table:style-name="ce2">
            <text:p>23386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6852" table:style-name="ce2">
            <text:p>23685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C/PARIS 2149</text:p>
          </table:table-cell>
          <table:table-cell office:value-type="float" office:value="13.8583" table:style-name="ce2">
            <text:p>13.8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C 17590</text:p>
          </table:table-cell>
          <table:table-cell office:value-type="float" office:value="50.495800000000003" table:style-name="ce2">
            <text:p>50.4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77" table:style-name="ce2">
            <text:p>345777</text:p>
          </table:table-cell>
          <table:table-cell office:value-type="float" office:value="9.5" table:style-name="ce2">
            <text:p>9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47742" table:style-name="ce2">
            <text:p>347742</text:p>
          </table:table-cell>
          <table:table-cell office:value-type="float" office:value="11.1333" table:style-name="ce2">
            <text:p>11.133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48" table:style-name="ce2">
            <text:p>349248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751" table:style-name="ce2">
            <text:p>11751</text:p>
          </table:table-cell>
          <table:table-cell office:value-type="float" office:value="52.554200000000002" table:style-name="ce2">
            <text:p>52.5542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95" table:style-name="ce2">
            <text:p>69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765" table:style-name="ce2">
            <text:p>34576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/PP 338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67" table:style-name="ce2">
            <text:p>2667</text:p>
          </table:table-cell>
          <table:table-cell office:value-type="float" office:value="7.2249999999999996" table:style-name="ce2">
            <text:p>7.225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34" table:style-name="ce2">
            <text:p>7534</text:p>
          </table:table-cell>
          <table:table-cell office:value-type="float" office:value="9.8458000000000006" table:style-name="ce2">
            <text:p>9.84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2" table:style-name="ce2">
            <text:p>349212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17" table:style-name="ce2">
            <text:p>349217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767" table:style-name="ce2">
            <text:p>11767</text:p>
          </table:table-cell>
          <table:table-cell office:value-type="float" office:value="83.158299999999997" table:style-name="ce2">
            <text:p>83.1583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e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30433" table:style-name="ce2">
            <text:p>23043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9257" table:style-name="ce2">
            <text:p>349257</text:p>
          </table:table-cell>
          <table:table-cell office:value-type="float" office:value="7.8958000000000004" table:style-name="ce2">
            <text:p>7.8958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52" table:style-name="ce2">
            <text:p>7552</text:p>
          </table:table-cell>
          <table:table-cell office:value-type="float" office:value="10.5167" table:style-name="ce2">
            <text:p>10.5167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.A./SOTON 34068</text:p>
          </table:table-cell>
          <table:table-cell office:value-type="float" office:value="10.5" table:style-name="ce2">
            <text:p>10.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OTON/OQ 392076</text:p>
          </table:table-cell>
          <table:table-cell office:value-type="float" office:value="7.05" table:style-name="ce2">
            <text:p>7.0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82652" table:style-name="ce2">
            <text:p>382652</text:p>
          </table:table-cell>
          <table:table-cell office:value-type="float" office:value="29.125" table:style-name="ce2">
            <text:p>29.12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le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1536" table:style-name="ce2">
            <text:p>21153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emale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2053" table:style-name="ce2">
            <text:p>112053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./C. 6607</text:p>
          </table:table-cell>
          <table:table-cell office:value-type="float" office:value="23.45" table:style-name="ce2">
            <text:p>23.45</text:p>
          </table:table-cell>
          <table:table-cell office:value-type="string" table:style-name="ce2">
            <text:p>S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le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1369" table:style-name="ce2">
            <text:p>111369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le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0376" table:style-name="ce2">
            <text:p>370376</text:p>
          </table:table-cell>
          <table:table-cell office:value-type="float" office:value="7.75" table:style-name="ce2">
            <text:p>7.75</text:p>
          </table:table-cell>
          <table:table-cell office:value-type="string" table:style-name="ce2">
            <text:p>Q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database-ranges>
        <table:database-range table:target-range-address="titanic.A1:titanic.I89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alma</meta:initial-creator>
    <dc:creator>salma.fcih@gmail.com</dc:creator>
    <meta:creation-date>2020-12-17T14:04:48Z</meta:creation-date>
    <dc:date>2020-12-17T15:07:31Z</dc:date>
  </office:meta>
</office:document-meta>
</file>